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language="en" fo:country="US"/>
    </style:style>
    <style:style style:name="P2" style:parent-style-name="Standard" style:family="paragraph">
      <style:text-properties fo:language="en" fo:country="US"/>
    </style:style>
    <style:style style:name="P3" style:parent-style-name="Standard" style:family="paragraph">
      <style:text-properties fo:language="en" fo:country="US"/>
    </style:style>
    <style:style style:name="P4" style:parent-style-name="Standard" style:family="paragraph">
      <style:text-properties fo:language="en" fo:country="US"/>
    </style:style>
    <style:style style:name="P5" style:parent-style-name="Standard" style:family="paragraph">
      <style:text-properties fo:language="en" fo:country="US"/>
    </style:style>
    <style:style style:name="P6" style:parent-style-name="Standard" style:family="paragraph">
      <style:text-properties fo:language="en" fo:country="US"/>
    </style:style>
    <style:style style:name="P7" style:parent-style-name="Standard" style:family="paragraph">
      <style:text-properties fo:language="en" fo:country="US"/>
    </style:style>
    <style:style style:name="P8" style:parent-style-name="Standard" style:family="paragraph">
      <style:text-properties fo:language="en" fo:country="US"/>
    </style:style>
    <style:style style:name="P9" style:parent-style-name="Standard" style:family="paragraph">
      <style:text-properties fo:language="en" fo:country="US"/>
    </style:style>
    <style:style style:name="P10" style:parent-style-name="Standard" style:family="paragraph">
      <style:text-properties fo:language="en" fo:country="US"/>
    </style:style>
    <style:style style:name="P11" style:parent-style-name="Standard" style:family="paragraph">
      <style:text-properties fo:language="en" fo:country="US"/>
    </style:style>
    <style:style style:name="P12" style:parent-style-name="Standard" style:family="paragraph">
      <style:text-properties fo:language="en" fo:country="US"/>
    </style:style>
    <style:style style:name="P13" style:parent-style-name="Standard" style:family="paragraph">
      <style:text-properties fo:language="en" fo:country="US"/>
    </style:style>
    <style:style style:name="P14" style:parent-style-name="Standard" style:family="paragraph">
      <style:text-properties fo:language="en" fo:country="US"/>
    </style:style>
    <style:style style:name="P15" style:parent-style-name="Standard" style:family="paragraph">
      <style:text-properties fo:language="en" fo:country="US"/>
    </style:style>
    <style:style style:name="P16" style:parent-style-name="Standard" style:family="paragraph">
      <style:text-properties fo:language="en" fo:country="US"/>
    </style:style>
    <style:style style:name="P17" style:parent-style-name="Standard" style:family="paragraph">
      <style:text-properties fo:language="en" fo:country="US"/>
    </style:style>
    <style:style style:name="P18" style:parent-style-name="Standard" style:family="paragraph">
      <style:text-properties fo:language="en" fo:country="US"/>
    </style:style>
    <style:style style:name="P19" style:parent-style-name="Standard" style:family="paragraph">
      <style:text-properties fo:language="en" fo:country="US"/>
    </style:style>
    <style:style style:name="P20" style:parent-style-name="Standard" style:family="paragraph">
      <style:text-properties fo:language="en" fo:country="US"/>
    </style:style>
    <style:style style:name="P21" style:parent-style-name="Standard" style:family="paragraph">
      <style:text-properties fo:language="en" fo:country="US"/>
    </style:style>
    <style:style style:name="P22" style:parent-style-name="Standard" style:family="paragraph">
      <style:text-properties fo:language="en" fo:country="US"/>
    </style:style>
    <style:style style:name="P23" style:parent-style-name="Standard" style:family="paragraph">
      <style:text-properties fo:language="en" fo:country="US"/>
    </style:style>
    <style:style style:name="P24" style:parent-style-name="Standard" style:family="paragraph">
      <style:text-properties fo:language="en" fo:country="US"/>
    </style:style>
    <style:style style:name="P25" style:parent-style-name="Standard" style:family="paragraph">
      <style:text-properties fo:language="en" fo:country="US"/>
    </style:style>
    <style:style style:name="P26" style:parent-style-name="Standard" style:family="paragraph">
      <style:text-properties fo:language="en" fo:country="US"/>
    </style:style>
    <style:style style:name="P27" style:parent-style-name="Standard" style:family="paragraph">
      <style:text-properties fo:language="en" fo:country="US"/>
    </style:style>
    <style:style style:name="P28" style:parent-style-name="Standard" style:family="paragraph">
      <style:text-properties fo:language="en" fo:country="US"/>
    </style:style>
    <style:style style:name="P29" style:parent-style-name="Standard" style:family="paragraph">
      <style:text-properties fo:language="en" fo:country="US"/>
    </style:style>
    <style:style style:name="P30" style:parent-style-name="Standard" style:family="paragraph">
      <style:text-properties fo:language="en" fo:country="US"/>
    </style:style>
    <style:style style:name="P31" style:parent-style-name="Standard" style:family="paragraph">
      <style:text-properties fo:language="en" fo:country="US"/>
    </style:style>
    <style:style style:name="P32" style:parent-style-name="Standard" style:family="paragraph">
      <style:text-properties fo:language="en" fo:country="US"/>
    </style:style>
    <style:style style:name="P33" style:parent-style-name="Standard" style:family="paragraph">
      <style:text-properties fo:language="en" fo:country="US"/>
    </style:style>
    <style:style style:name="P34" style:parent-style-name="Standard" style:family="paragraph">
      <style:text-properties fo:language="en" fo:country="US"/>
    </style:style>
    <style:style style:name="P35" style:parent-style-name="Standard" style:family="paragraph">
      <style:text-properties fo:language="en" fo:country="US"/>
    </style:style>
    <style:style style:name="P36" style:parent-style-name="Standard" style:family="paragraph">
      <style:text-properties fo:language="en" fo:country="US"/>
    </style:style>
    <style:style style:name="P37" style:parent-style-name="Standard" style:family="paragraph">
      <style:text-properties fo:language="en" fo:country="US"/>
    </style:style>
    <style:style style:name="P38" style:parent-style-name="Standard" style:family="paragraph">
      <style:text-properties fo:language="en" fo:country="US"/>
    </style:style>
    <style:style style:name="P39" style:parent-style-name="Standard" style:family="paragraph">
      <style:text-properties fo:language="en" fo:country="US"/>
    </style:style>
    <style:style style:name="P40" style:parent-style-name="Standard" style:family="paragraph">
      <style:text-properties fo:language="en" fo:country="US"/>
    </style:style>
    <style:style style:name="P41" style:parent-style-name="Standard" style:family="paragraph">
      <style:text-properties fo:language="en" fo:country="US"/>
    </style:style>
    <style:style style:name="P42" style:parent-style-name="Standard" style:family="paragraph">
      <style:text-properties fo:language="en" fo:country="US"/>
    </style:style>
    <style:style style:name="P43" style:parent-style-name="Standard" style:family="paragraph">
      <style:text-properties fo:language="en" fo:country="US"/>
    </style:style>
    <style:style style:name="P44" style:parent-style-name="Standard" style:family="paragraph">
      <style:text-properties fo:language="en" fo:country="US"/>
    </style:style>
    <style:style style:name="P45" style:parent-style-name="Standard" style:family="paragraph">
      <style:text-properties fo:language="en" fo:country="US"/>
    </style:style>
    <style:style style:name="T46" style:parent-style-name="Основнойшрифтабзаца" style:family="text">
      <style:text-properties fo:language="en" fo:country="US"/>
    </style:style>
    <style:style style:name="T47" style:parent-style-name="Основнойшрифтабзаца" style:family="text">
      <style:text-properties fo:language="en" fo:country="US"/>
    </style:style>
    <style:style style:name="T48" style:parent-style-name="Основнойшрифтабзаца" style:family="text">
      <style:text-properties fo:language="en" fo:country="US"/>
    </style:style>
    <style:style style:name="T49" style:parent-style-name="Основнойшрифтабзаца" style:family="text">
      <style:text-properties fo:language="en" fo:country="US"/>
    </style:style>
    <style:style style:name="P50" style:parent-style-name="Standard" style:family="paragraph">
      <style:text-properties fo:language="en" fo:country="US"/>
    </style:style>
    <style:style style:name="P51" style:parent-style-name="Standard" style:family="paragraph">
      <style:text-properties fo:language="en" fo:country="US"/>
    </style:style>
    <style:style style:name="P52" style:parent-style-name="Standard" style:family="paragraph">
      <style:text-properties fo:language="en" fo:country="US"/>
    </style:style>
    <style:style style:name="P53" style:parent-style-name="Standard" style:family="paragraph">
      <style:text-properties fo:language="en" fo:country="US"/>
    </style:style>
    <style:style style:name="P54" style:parent-style-name="Standard" style:family="paragraph">
      <style:text-properties fo:language="en" fo:country="US"/>
    </style:style>
    <style:style style:name="P55" style:parent-style-name="Standard" style:family="paragraph">
      <style:text-properties fo:language="en" fo:country="US"/>
    </style:style>
    <style:style style:name="P56" style:parent-style-name="Standard" style:family="paragraph">
      <style:text-properties fo:language="en" fo:country="US"/>
    </style:style>
    <style:style style:name="P57" style:parent-style-name="Standard" style:family="paragraph">
      <style:text-properties fo:language="en" fo:country="US"/>
    </style:style>
    <style:style style:name="P58" style:parent-style-name="Standard" style:family="paragraph">
      <style:text-properties fo:language="en" fo:country="US"/>
    </style:style>
    <style:style style:name="P59" style:parent-style-name="Standard" style:family="paragraph">
      <style:text-properties fo:language="en" fo:country="US"/>
    </style:style>
    <style:style style:name="P60" style:parent-style-name="Standard" style:family="paragraph">
      <style:text-properties fo:language="en" fo:country="US"/>
    </style:style>
    <style:style style:name="P61" style:parent-style-name="Standard" style:family="paragraph">
      <style:text-properties fo:language="en" fo:country="US"/>
    </style:style>
    <style:style style:name="P62" style:parent-style-name="Standard" style:family="paragraph">
      <style:text-properties fo:language="en" fo:country="US"/>
    </style:style>
    <style:style style:name="P63" style:parent-style-name="Standard" style:family="paragraph">
      <style:text-properties fo:language="en" fo:country="US"/>
    </style:style>
    <style:style style:name="P64" style:parent-style-name="Standard" style:family="paragraph">
      <style:text-properties fo:language="en" fo:country="US"/>
    </style:style>
    <style:style style:name="P65" style:parent-style-name="Standard" style:family="paragraph">
      <style:text-properties fo:language="en" fo:country="US"/>
    </style:style>
    <style:style style:name="P66" style:parent-style-name="Standard" style:family="paragraph">
      <style:text-properties fo:language="en" fo:country="US"/>
    </style:style>
    <style:style style:name="P67" style:parent-style-name="Standard" style:family="paragraph">
      <style:text-properties fo:language="en" fo:country="US"/>
    </style:style>
    <style:style style:name="P68" style:parent-style-name="Standard" style:family="paragraph">
      <style:text-properties fo:language="en" fo:country="US"/>
    </style:style>
    <style:style style:name="P69" style:parent-style-name="Standard" style:family="paragraph">
      <style:text-properties fo:language="en" fo:country="US"/>
    </style:style>
    <style:style style:name="P70" style:parent-style-name="Standard" style:family="paragraph">
      <style:text-properties fo:language="en" fo:country="US"/>
    </style:style>
    <style:style style:name="P71" style:parent-style-name="Standard" style:family="paragraph">
      <style:text-properties fo:language="en" fo:country="US"/>
    </style:style>
    <style:style style:name="P72" style:parent-style-name="Standard" style:family="paragraph">
      <style:text-properties fo:language="en" fo:country="US"/>
    </style:style>
    <style:style style:name="P73" style:parent-style-name="Standard" style:family="paragraph">
      <style:text-properties fo:language="en" fo:country="US"/>
    </style:style>
    <style:style style:name="P74" style:parent-style-name="Standard" style:family="paragraph">
      <style:text-properties fo:language="en" fo:country="US"/>
    </style:style>
    <style:style style:name="P75" style:parent-style-name="Standard" style:family="paragraph">
      <style:text-properties fo:language="en" fo:country="US"/>
    </style:style>
    <style:style style:name="P76" style:parent-style-name="Standard" style:family="paragraph">
      <style:text-properties fo:language="en" fo:country="US"/>
    </style:style>
    <style:style style:name="P77" style:parent-style-name="Standard" style:family="paragraph">
      <style:text-properties fo:language="en" fo:country="US"/>
    </style:style>
    <style:style style:name="P78" style:parent-style-name="Standard" style:family="paragraph">
      <style:text-properties fo:language="en" fo:country="US"/>
    </style:style>
    <style:style style:name="P79" style:parent-style-name="Standard" style:family="paragraph">
      <style:paragraph-properties>
        <style:tab-stops>
          <style:tab-stop style:type="left" style:position="0.7166in"/>
        </style:tab-stops>
      </style:paragraph-properties>
      <style:text-properties fo:language="en" fo:country="US"/>
    </style:style>
    <style:style style:name="P80" style:parent-style-name="Standard" style:family="paragraph">
      <style:text-properties fo:language="en" fo:country="US"/>
    </style:style>
    <style:style style:name="P81" style:parent-style-name="Standard" style:family="paragraph">
      <style:text-properties fo:language="en" fo:country="US"/>
    </style:style>
    <style:style style:name="P82" style:parent-style-name="Standard" style:family="paragraph">
      <style:text-properties fo:language="en" fo:country="US"/>
    </style:style>
    <style:style style:name="P83" style:parent-style-name="Standard" style:family="paragraph">
      <style:text-properties fo:language="en" fo:country="US"/>
    </style:style>
    <style:style style:name="P84" style:parent-style-name="Standard" style:family="paragraph">
      <style:text-properties fo:language="en" fo:country="US"/>
    </style:style>
    <style:style style:name="P85" style:parent-style-name="Standard" style:family="paragraph">
      <style:text-properties fo:language="en" fo:country="US"/>
    </style:style>
    <style:style style:name="P86" style:parent-style-name="Standard" style:family="paragraph">
      <style:text-properties fo:language="en" fo:country="US"/>
    </style:style>
    <style:style style:name="P87" style:parent-style-name="Standard" style:family="paragraph">
      <style:text-properties fo:language="en" fo:country="US"/>
    </style:style>
    <style:style style:name="P88" style:parent-style-name="Standard" style:family="paragraph">
      <style:text-properties fo:language="en" fo:country="US"/>
    </style:style>
    <style:style style:name="P89" style:parent-style-name="Standard" style:family="paragraph">
      <style:text-properties fo:language="en" fo:country="US"/>
    </style:style>
    <style:style style:name="P90" style:parent-style-name="Standard" style:family="paragraph">
      <style:text-properties fo:language="en" fo:country="US"/>
    </style:style>
    <style:style style:name="P91" style:parent-style-name="Standard" style:family="paragraph">
      <style:text-properties fo:language="en" fo:country="US"/>
    </style:style>
    <style:style style:name="P92" style:parent-style-name="Standard" style:family="paragraph">
      <style:text-properties fo:language="en" fo:country="US"/>
    </style:style>
    <style:style style:name="P93" style:parent-style-name="Standard" style:family="paragraph">
      <style:text-properties fo:language="en" fo:country="US"/>
    </style:style>
    <style:style style:name="P94" style:parent-style-name="Standard" style:family="paragraph">
      <style:text-properties fo:language="en" fo:country="US"/>
    </style:style>
    <style:style style:name="P95" style:parent-style-name="Standard" style:family="paragraph">
      <style:text-properties fo:language="en" fo:country="US"/>
    </style:style>
    <style:style style:name="P96" style:parent-style-name="Standard" style:family="paragraph">
      <style:text-properties fo:language="en" fo:country="US"/>
    </style:style>
    <style:style style:name="P97" style:parent-style-name="Standard" style:family="paragraph">
      <style:text-properties fo:language="en" fo:country="US"/>
    </style:style>
    <style:style style:name="P98" style:parent-style-name="Standard" style:family="paragraph">
      <style:text-properties fo:language="en" fo:country="US"/>
    </style:style>
    <style:style style:name="P99" style:parent-style-name="Standard" style:family="paragraph">
      <style:text-properties fo:language="en" fo:country="US"/>
    </style:style>
    <style:style style:name="P100" style:parent-style-name="Standard" style:family="paragraph">
      <style:text-properties fo:language="en" fo:country="US"/>
    </style:style>
    <style:style style:name="P101" style:parent-style-name="Standard" style:family="paragraph">
      <style:text-properties fo:language="en" fo:country="US"/>
    </style:style>
    <style:style style:name="P102" style:parent-style-name="Standard" style:family="paragraph">
      <style:text-properties fo:language="en" fo:country="US"/>
    </style:style>
    <style:style style:name="P103" style:parent-style-name="Standard" style:family="paragraph">
      <style:text-properties fo:language="en" fo:country="US"/>
    </style:style>
    <style:style style:name="P104" style:parent-style-name="Standard" style:family="paragraph">
      <style:text-properties fo:language="en" fo:country="US"/>
    </style:style>
    <style:style style:name="P105" style:parent-style-name="Standard" style:family="paragraph">
      <style:text-properties fo:language="en" fo:country="US"/>
    </style:style>
    <style:style style:name="P106" style:parent-style-name="Standard" style:family="paragraph">
      <style:text-properties fo:language="en" fo:country="US"/>
    </style:style>
    <style:style style:name="P107" style:parent-style-name="Standard" style:family="paragraph">
      <style:text-properties fo:language="en" fo:country="US"/>
    </style:style>
    <style:style style:name="P108" style:parent-style-name="Standard" style:family="paragraph">
      <style:text-properties fo:language="en" fo:country="US"/>
    </style:style>
    <style:style style:name="P109" style:parent-style-name="Standard" style:family="paragraph">
      <style:text-properties fo:language="en" fo:country="US"/>
    </style:style>
    <style:style style:name="P110" style:parent-style-name="Standard" style:family="paragraph">
      <style:text-properties fo:language="en" fo:country="US"/>
    </style:style>
    <style:style style:name="P111" style:parent-style-name="Standard" style:family="paragraph">
      <style:text-properties fo:language="en" fo:country="US"/>
    </style:style>
    <style:style style:name="P112" style:parent-style-name="Standard" style:family="paragraph">
      <style:text-properties fo:language="en" fo:country="US"/>
    </style:style>
    <style:style style:name="P113" style:parent-style-name="Standard" style:family="paragraph">
      <style:text-properties fo:language="en" fo:country="US"/>
    </style:style>
    <style:style style:name="P114" style:parent-style-name="Standard" style:family="paragraph">
      <style:text-properties fo:language="en" fo:country="US"/>
    </style:style>
    <style:style style:name="P115" style:parent-style-name="Standard" style:family="paragraph">
      <style:text-properties fo:language="en" fo:country="US"/>
    </style:style>
    <style:style style:name="P116" style:parent-style-name="Standard" style:family="paragraph">
      <style:text-properties fo:language="en" fo:country="US"/>
    </style:style>
    <style:style style:name="P117" style:parent-style-name="Standard" style:family="paragraph">
      <style:text-properties fo:language="en" fo:country="US"/>
    </style:style>
    <style:style style:name="P118" style:parent-style-name="Standard" style:family="paragraph">
      <style:text-properties fo:language="en" fo:country="US"/>
    </style:style>
    <style:style style:name="P119" style:parent-style-name="Standard" style:family="paragraph">
      <style:text-properties fo:language="en" fo:country="US"/>
    </style:style>
    <style:style style:name="P120" style:parent-style-name="Standard" style:family="paragraph">
      <style:text-properties fo:language="en" fo:country="US"/>
    </style:style>
    <style:style style:name="P121" style:parent-style-name="Standard" style:family="paragraph">
      <style:text-properties fo:language="en" fo:country="US"/>
    </style:style>
    <style:style style:name="P122" style:parent-style-name="Standard" style:family="paragraph">
      <style:text-properties fo:language="en" fo:country="US"/>
    </style:style>
    <style:style style:name="P123" style:parent-style-name="Standard" style:family="paragraph">
      <style:text-properties fo:language="en" fo:country="US"/>
    </style:style>
    <style:style style:name="P124" style:parent-style-name="Standard" style:family="paragraph">
      <style:text-properties fo:language="en" fo:country="US"/>
    </style:style>
    <style:style style:name="P125" style:parent-style-name="Standard" style:family="paragraph">
      <style:text-properties fo:language="en" fo:country="US"/>
    </style:style>
    <style:style style:name="P126" style:parent-style-name="Standard" style:family="paragraph">
      <style:text-properties fo:language="en" fo:country="US"/>
    </style:style>
    <style:style style:name="P127" style:parent-style-name="Standard" style:family="paragraph">
      <style:text-properties fo:language="en" fo:country="US"/>
    </style:style>
    <style:style style:name="P128" style:parent-style-name="Standard" style:family="paragraph">
      <style:text-properties fo:language="en" fo:country="US"/>
    </style:style>
    <style:style style:name="P129" style:parent-style-name="Standard" style:family="paragraph">
      <style:text-properties fo:language="en" fo:country="US"/>
    </style:style>
    <style:style style:name="P130" style:parent-style-name="Standard" style:family="paragraph">
      <style:text-properties fo:language="en" fo:country="US"/>
    </style:style>
    <style:style style:name="P131" style:parent-style-name="Standard" style:family="paragraph">
      <style:text-properties fo:language="en" fo:country="US"/>
    </style:style>
    <style:style style:name="P132" style:parent-style-name="Standard" style:family="paragraph">
      <style:text-properties fo:language="en" fo:country="US"/>
    </style:style>
    <style:style style:name="P133" style:parent-style-name="Standard" style:family="paragraph">
      <style:text-properties fo:language="en" fo:country="US"/>
    </style:style>
    <style:style style:name="P134" style:parent-style-name="Standard" style:family="paragraph">
      <style:text-properties fo:language="en" fo:country="US"/>
    </style:style>
    <style:style style:name="P135" style:parent-style-name="Standard" style:family="paragraph">
      <style:text-properties fo:language="en" fo:country="US"/>
    </style:style>
    <style:style style:name="P136" style:parent-style-name="Standard" style:family="paragraph">
      <style:text-properties fo:language="en" fo:country="US"/>
    </style:style>
    <style:style style:name="P137" style:parent-style-name="Standard" style:family="paragraph">
      <style:text-properties fo:language="en" fo:country="US"/>
    </style:style>
    <style:style style:name="P138" style:parent-style-name="Standard" style:family="paragraph">
      <style:text-properties fo:language="en" fo:country="US"/>
    </style:style>
    <style:style style:name="P139" style:parent-style-name="Standard" style:family="paragraph">
      <style:text-properties fo:language="en" fo:country="US"/>
    </style:style>
    <style:style style:name="P140" style:parent-style-name="Standard" style:family="paragraph">
      <style:text-properties fo:language="en" fo:country="US"/>
    </style:style>
    <style:style style:name="P141" style:parent-style-name="Standard" style:family="paragraph">
      <style:text-properties fo:language="en" fo:country="US"/>
    </style:style>
    <style:style style:name="P142" style:parent-style-name="Standard" style:family="paragraph">
      <style:text-properties fo:language="en" fo:country="US"/>
    </style:style>
    <style:style style:name="P143" style:parent-style-name="Standard" style:family="paragraph">
      <style:text-properties fo:language="en" fo:country="US"/>
    </style:style>
    <style:style style:name="P144" style:parent-style-name="Standard" style:family="paragraph">
      <style:text-properties fo:language="en" fo:country="US"/>
    </style:style>
    <style:style style:name="P145" style:parent-style-name="Standard" style:family="paragraph">
      <style:text-properties fo:language="en" fo:country="US"/>
    </style:style>
    <style:style style:name="P146" style:parent-style-name="Standard" style:family="paragraph">
      <style:text-properties fo:language="en" fo:country="US"/>
    </style:style>
    <style:style style:name="P147" style:parent-style-name="Standard" style:family="paragraph">
      <style:text-properties fo:language="en" fo:country="US"/>
    </style:style>
    <style:style style:name="P148" style:parent-style-name="Standard" style:family="paragraph">
      <style:text-properties fo:language="en" fo:country="US"/>
    </style:style>
    <style:style style:name="P149" style:parent-style-name="Standard" style:family="paragraph">
      <style:text-properties fo:language="en" fo:country="US"/>
    </style:style>
    <style:style style:name="P150" style:parent-style-name="Standard" style:family="paragraph">
      <style:text-properties fo:language="en" fo:country="US"/>
    </style:style>
    <style:style style:name="P151" style:parent-style-name="Standard" style:family="paragraph">
      <style:text-properties fo:language="en" fo:country="US"/>
    </style:style>
    <style:style style:name="P152" style:parent-style-name="Standard" style:family="paragraph">
      <style:text-properties fo:language="en" fo:country="US"/>
    </style:style>
    <style:style style:name="P153" style:parent-style-name="Standard" style:family="paragraph">
      <style:text-properties fo:language="en" fo:country="US"/>
    </style:style>
    <style:style style:name="P154" style:parent-style-name="Standard" style:family="paragraph">
      <style:text-properties fo:language="en" fo:country="US"/>
    </style:style>
    <style:style style:name="P155" style:parent-style-name="Standard" style:family="paragraph">
      <style:text-properties fo:language="en" fo:country="US"/>
    </style:style>
    <style:style style:name="P156" style:parent-style-name="Standard" style:family="paragraph">
      <style:text-properties fo:language="en" fo:country="US"/>
    </style:style>
    <style:style style:name="P157" style:parent-style-name="Standard" style:family="paragraph">
      <style:text-properties fo:language="en" fo:country="US"/>
    </style:style>
    <style:style style:name="P158" style:parent-style-name="Standard" style:family="paragraph">
      <style:text-properties fo:language="en" fo:country="US"/>
    </style:style>
    <style:style style:name="P159" style:parent-style-name="Standard" style:family="paragraph">
      <style:text-properties fo:language="en" fo:country="US"/>
    </style:style>
    <style:style style:name="P160" style:parent-style-name="Standard" style:family="paragraph">
      <style:text-properties fo:language="en" fo:country="US"/>
    </style:style>
    <style:style style:name="P161" style:parent-style-name="Standard" style:family="paragraph">
      <style:text-properties fo:language="en" fo:country="US"/>
    </style:style>
    <style:style style:name="P162" style:parent-style-name="Standard" style:family="paragraph">
      <style:text-properties fo:language="en" fo:country="US"/>
    </style:style>
    <style:style style:name="P163" style:parent-style-name="Standard" style:family="paragraph">
      <style:text-properties fo:language="en" fo:country="US"/>
    </style:style>
    <style:style style:name="P164" style:parent-style-name="Standard" style:family="paragraph">
      <style:text-properties fo:language="en" fo:country="US"/>
    </style:style>
    <style:style style:name="P165" style:parent-style-name="Standard" style:family="paragraph">
      <style:text-properties fo:language="en" fo:country="US"/>
    </style:style>
    <style:style style:name="P166" style:parent-style-name="Standard" style:family="paragraph">
      <style:text-properties fo:language="en" fo:country="US"/>
    </style:style>
    <style:style style:name="P167" style:parent-style-name="Standard" style:family="paragraph">
      <style:text-properties fo:language="en" fo:country="US"/>
    </style:style>
    <style:style style:name="P168" style:parent-style-name="Standard" style:family="paragraph">
      <style:text-properties fo:language="en" fo:country="US"/>
    </style:style>
    <style:style style:name="P169" style:parent-style-name="Standard" style:family="paragraph">
      <style:text-properties fo:language="en" fo:country="US"/>
    </style:style>
    <style:style style:name="P170" style:parent-style-name="Standard" style:family="paragraph">
      <style:text-properties fo:language="en" fo:country="US"/>
    </style:style>
    <style:style style:name="P171" style:parent-style-name="Standard" style:family="paragraph">
      <style:text-properties fo:language="en" fo:country="US"/>
    </style:style>
    <style:style style:name="P172" style:parent-style-name="Standard" style:family="paragraph">
      <style:text-properties fo:language="en" fo:country="US"/>
    </style:style>
    <style:style style:name="P173" style:parent-style-name="Standard" style:family="paragraph">
      <style:text-properties fo:language="en" fo:country="US"/>
    </style:style>
    <style:style style:name="P174" style:parent-style-name="Standard" style:family="paragraph">
      <style:text-properties fo:language="en" fo:country="US"/>
    </style:style>
    <style:style style:name="P175" style:parent-style-name="Standard" style:family="paragraph">
      <style:text-properties fo:language="en" fo:country="US"/>
    </style:style>
    <style:style style:name="P176" style:parent-style-name="Standard" style:family="paragraph">
      <style:text-properties fo:language="en" fo:country="US"/>
    </style:style>
    <style:style style:name="P177" style:parent-style-name="Standard" style:family="paragraph">
      <style:text-properties fo:language="en" fo:country="US"/>
    </style:style>
    <style:style style:name="P178" style:parent-style-name="Standard" style:family="paragraph">
      <style:text-properties fo:language="en" fo:country="US"/>
    </style:style>
    <style:style style:name="P179" style:parent-style-name="Standard" style:family="paragraph">
      <style:text-properties fo:language="en" fo:country="US"/>
    </style:style>
    <style:style style:name="P180" style:parent-style-name="Standard" style:family="paragraph">
      <style:text-properties fo:language="en" fo:country="US"/>
    </style:style>
    <style:style style:name="P181" style:parent-style-name="Standard" style:family="paragraph">
      <style:text-properties fo:language="en" fo:country="US"/>
    </style:style>
    <style:style style:name="P182" style:parent-style-name="Standard" style:family="paragraph">
      <style:text-properties fo:language="en" fo:country="US"/>
    </style:style>
    <style:style style:name="P183" style:parent-style-name="Standard" style:family="paragraph">
      <style:text-properties fo:language="en" fo:country="US"/>
    </style:style>
    <style:style style:name="P184" style:parent-style-name="Standard" style:family="paragraph">
      <style:text-properties fo:language="en" fo:country="US"/>
    </style:style>
    <style:style style:name="P185" style:parent-style-name="Standard" style:family="paragraph">
      <style:text-properties fo:language="en" fo:country="US"/>
    </style:style>
    <style:style style:name="P186" style:parent-style-name="Standard" style:family="paragraph">
      <style:text-properties fo:language="en" fo:country="US"/>
    </style:style>
    <style:style style:name="P187" style:parent-style-name="Standard" style:family="paragraph">
      <style:text-properties fo:language="en" fo:country="US"/>
    </style:style>
    <style:style style:name="P188" style:parent-style-name="Standard" style:family="paragraph">
      <style:text-properties fo:language="en" fo:country="US"/>
    </style:style>
    <style:style style:name="P189" style:parent-style-name="Standard" style:family="paragraph">
      <style:text-properties fo:language="en" fo:country="US"/>
    </style:style>
    <style:style style:name="P190" style:parent-style-name="Standard" style:family="paragraph">
      <style:text-properties fo:language="en" fo:country="US"/>
    </style:style>
    <style:style style:name="P191" style:parent-style-name="Standard" style:family="paragraph">
      <style:text-properties fo:language="en" fo:country="US"/>
    </style:style>
    <style:style style:name="P192" style:parent-style-name="Standard" style:family="paragraph">
      <style:text-properties fo:language="en" fo:country="US"/>
    </style:style>
    <style:style style:name="P193" style:parent-style-name="Standard" style:family="paragraph">
      <style:text-properties fo:language="en" fo:country="US"/>
    </style:style>
    <style:style style:name="P194" style:parent-style-name="Standard" style:family="paragraph">
      <style:text-properties fo:language="en" fo:country="US"/>
    </style:style>
    <style:style style:name="P195" style:parent-style-name="Standard" style:family="paragraph">
      <style:text-properties fo:language="en" fo:country="US"/>
    </style:style>
    <style:style style:name="P196" style:parent-style-name="Standard" style:family="paragraph">
      <style:text-properties fo:language="en" fo:country="US"/>
    </style:style>
    <style:style style:name="P197" style:parent-style-name="Standard" style:family="paragraph">
      <style:text-properties fo:language="en" fo:country="US"/>
    </style:style>
    <style:style style:name="P198" style:parent-style-name="Standard" style:family="paragraph">
      <style:text-properties fo:language="en" fo:country="US"/>
    </style:style>
    <style:style style:name="P199" style:parent-style-name="Standard" style:family="paragraph">
      <style:text-properties fo:language="en" fo:country="US"/>
    </style:style>
    <style:style style:name="P200" style:parent-style-name="Standard" style:family="paragraph">
      <style:text-properties fo:language="en" fo:country="US"/>
    </style:style>
    <style:style style:name="P201" style:parent-style-name="Standard" style:family="paragraph">
      <style:text-properties fo:language="en" fo:country="US"/>
    </style:style>
    <style:style style:name="P202" style:parent-style-name="Standard" style:family="paragraph">
      <style:text-properties fo:language="en" fo:country="US"/>
    </style:style>
    <style:style style:name="P203" style:parent-style-name="Standard" style:family="paragraph">
      <style:text-properties fo:language="en" fo:country="US"/>
    </style:style>
    <style:style style:name="P204" style:parent-style-name="Standard" style:family="paragraph">
      <style:text-properties fo:language="en" fo:country="US"/>
    </style:style>
    <style:style style:name="P205" style:parent-style-name="Standard" style:family="paragraph">
      <style:text-properties fo:language="en" fo:country="US"/>
    </style:style>
    <style:style style:name="P206" style:parent-style-name="Standard" style:family="paragraph">
      <style:text-properties fo:language="en" fo:country="US"/>
    </style:style>
    <style:style style:name="P207" style:parent-style-name="Standard" style:family="paragraph">
      <style:text-properties fo:language="en" fo:country="US"/>
    </style:style>
    <style:style style:name="P208" style:parent-style-name="Standard" style:family="paragraph">
      <style:text-properties fo:language="en" fo:country="US"/>
    </style:style>
    <style:style style:name="P209" style:parent-style-name="Standard" style:family="paragraph">
      <style:text-properties fo:language="en" fo:country="US"/>
    </style:style>
    <style:style style:name="P210" style:parent-style-name="Standard" style:family="paragraph">
      <style:text-properties fo:language="en" fo:country="US"/>
    </style:style>
    <style:style style:name="P211" style:parent-style-name="Standard" style:family="paragraph">
      <style:text-properties fo:language="en" fo:country="US"/>
    </style:style>
    <style:style style:name="P212" style:parent-style-name="Standard" style:family="paragraph">
      <style:text-properties fo:language="en" fo:country="US"/>
    </style:style>
    <style:style style:name="P213" style:parent-style-name="Standard" style:family="paragraph">
      <style:text-properties fo:language="en" fo:country="US"/>
    </style:style>
    <style:style style:name="P214" style:parent-style-name="Standard" style:family="paragraph">
      <style:text-properties fo:language="en" fo:country="US"/>
    </style:style>
    <style:style style:name="P215" style:parent-style-name="Standard" style:family="paragraph">
      <style:text-properties fo:language="en" fo:country="US"/>
    </style:style>
    <style:style style:name="P216" style:parent-style-name="Standard" style:family="paragraph">
      <style:text-properties fo:language="en" fo:country="US"/>
    </style:style>
    <style:style style:name="P217" style:parent-style-name="Standard" style:family="paragraph">
      <style:text-properties fo:language="en" fo:country="US"/>
    </style:style>
    <style:style style:name="P218" style:parent-style-name="Standard" style:family="paragraph">
      <style:text-properties fo:language="en" fo:country="US"/>
    </style:style>
    <style:style style:name="P219" style:parent-style-name="Standard" style:family="paragraph">
      <style:text-properties fo:language="en" fo:country="US"/>
    </style:style>
    <style:style style:name="P220" style:parent-style-name="Standard" style:family="paragraph">
      <style:text-properties fo:language="en" fo:country="US"/>
    </style:style>
    <style:style style:name="P221" style:parent-style-name="Standard" style:family="paragraph">
      <style:text-properties fo:language="en" fo:country="US"/>
    </style:style>
    <style:style style:name="P222" style:parent-style-name="Standard" style:family="paragraph">
      <style:text-properties fo:language="en" fo:country="US"/>
    </style:style>
    <style:style style:name="P223" style:parent-style-name="Standard" style:family="paragraph">
      <style:text-properties fo:language="en" fo:country="US"/>
    </style:style>
    <style:style style:name="P224" style:parent-style-name="Standard" style:family="paragraph">
      <style:text-properties fo:language="en" fo:country="US"/>
    </style:style>
    <style:style style:name="P225" style:parent-style-name="Standard" style:family="paragraph">
      <style:text-properties fo:language="en" fo:country="US"/>
    </style:style>
    <style:style style:name="P226" style:parent-style-name="Standard" style:family="paragraph">
      <style:text-properties fo:language="en" fo:country="US"/>
    </style:style>
    <style:style style:name="P227" style:parent-style-name="Standard" style:family="paragraph">
      <style:text-properties fo:language="en" fo:country="US"/>
    </style:style>
    <style:style style:name="P228" style:parent-style-name="Standard" style:family="paragraph">
      <style:text-properties fo:language="en" fo:country="US"/>
    </style:style>
    <style:style style:name="P229" style:parent-style-name="Standard" style:family="paragraph">
      <style:text-properties fo:language="en" fo:country="US"/>
    </style:style>
    <style:style style:name="P230" style:parent-style-name="Standard" style:family="paragraph">
      <style:text-properties fo:language="en" fo:country="US"/>
    </style:style>
    <style:style style:name="P231" style:parent-style-name="Standard" style:family="paragraph">
      <style:text-properties fo:language="en" fo:country="US"/>
    </style:style>
    <style:style style:name="P232" style:parent-style-name="Standard" style:family="paragraph">
      <style:text-properties fo:language="en" fo:country="US"/>
    </style:style>
    <style:style style:name="P233" style:parent-style-name="Standard" style:family="paragraph">
      <style:text-properties fo:language="en" fo:country="US"/>
    </style:style>
    <style:style style:name="P234" style:parent-style-name="Standard" style:family="paragraph">
      <style:text-properties fo:language="en" fo:country="US"/>
    </style:style>
    <style:style style:name="P235" style:parent-style-name="Standard" style:family="paragraph">
      <style:text-properties fo:language="en" fo:country="US"/>
    </style:style>
    <style:style style:name="P236" style:parent-style-name="Standard" style:family="paragraph">
      <style:text-properties fo:language="en" fo:country="US"/>
    </style:style>
    <style:style style:name="P237" style:parent-style-name="Standard" style:family="paragraph">
      <style:text-properties fo:language="en" fo:country="US"/>
    </style:style>
    <style:style style:name="P238" style:parent-style-name="Standard" style:family="paragraph">
      <style:text-properties fo:language="en" fo:country="US"/>
    </style:style>
    <style:style style:name="P239" style:parent-style-name="Standard" style:family="paragraph">
      <style:text-properties fo:language="en" fo:country="US"/>
    </style:style>
    <style:style style:name="P240" style:parent-style-name="Standard" style:family="paragraph">
      <style:text-properties fo:language="en" fo:country="US"/>
    </style:style>
    <style:style style:name="P241" style:parent-style-name="Standard" style:family="paragraph">
      <style:text-properties fo:language="en" fo:country="US"/>
    </style:style>
    <style:style style:name="P242" style:parent-style-name="Standard" style:family="paragraph">
      <style:text-properties fo:language="en" fo:country="US"/>
    </style:style>
    <style:style style:name="P243" style:parent-style-name="Standard" style:family="paragraph">
      <style:text-properties fo:language="en" fo:country="US"/>
    </style:style>
    <style:style style:name="P244" style:parent-style-name="Standard" style:family="paragraph">
      <style:text-properties fo:language="en" fo:country="US"/>
    </style:style>
    <style:style style:name="P245" style:parent-style-name="Standard" style:family="paragraph">
      <style:text-properties fo:language="en" fo:country="US"/>
    </style:style>
    <style:style style:name="P246" style:parent-style-name="Standard" style:family="paragraph">
      <style:text-properties fo:language="en" fo:country="US"/>
    </style:style>
    <style:style style:name="P247" style:parent-style-name="Standard" style:family="paragraph">
      <style:text-properties fo:language="en" fo:country="US"/>
    </style:style>
    <style:style style:name="P248" style:parent-style-name="Standard" style:family="paragraph">
      <style:text-properties fo:language="en" fo:country="US"/>
    </style:style>
    <style:style style:name="P249" style:parent-style-name="Standard" style:family="paragraph">
      <style:text-properties fo:language="en" fo:country="US"/>
    </style:style>
    <style:style style:name="P250" style:parent-style-name="Standard" style:family="paragraph">
      <style:text-properties fo:language="en" fo:country="US"/>
    </style:style>
    <style:style style:name="P251" style:parent-style-name="Standard" style:family="paragraph">
      <style:text-properties fo:language="en" fo:country="US"/>
    </style:style>
    <style:style style:name="P252" style:parent-style-name="Standard" style:family="paragraph">
      <style:text-properties fo:language="en" fo:country="US"/>
    </style:style>
    <style:style style:name="P253" style:parent-style-name="Standard" style:family="paragraph">
      <style:text-properties fo:language="en" fo:country="US"/>
    </style:style>
    <style:style style:name="P254" style:parent-style-name="Standard" style:family="paragraph">
      <style:text-properties fo:language="en" fo:country="US"/>
    </style:style>
    <style:style style:name="P255" style:parent-style-name="Standard" style:family="paragraph">
      <style:text-properties fo:language="en" fo:country="US"/>
    </style:style>
    <style:style style:name="P256" style:parent-style-name="Standard" style:family="paragraph">
      <style:text-properties fo:language="en" fo:country="US"/>
    </style:style>
    <style:style style:name="P257" style:parent-style-name="Standard" style:family="paragraph">
      <style:text-properties fo:language="en" fo:country="US"/>
    </style:style>
    <style:style style:name="P258" style:parent-style-name="Standard" style:family="paragraph">
      <style:text-properties fo:language="en" fo:country="US"/>
    </style:style>
    <style:style style:name="P259" style:parent-style-name="Standard" style:family="paragraph">
      <style:text-properties fo:language="en" fo:country="US"/>
    </style:style>
    <style:style style:name="P260" style:parent-style-name="Standard" style:family="paragraph">
      <style:text-properties fo:language="en" fo:country="US"/>
    </style:style>
    <style:style style:name="P261" style:parent-style-name="Standard" style:family="paragraph">
      <style:text-properties fo:language="en" fo:country="US"/>
    </style:style>
    <style:style style:name="P262" style:parent-style-name="Standard" style:family="paragraph">
      <style:text-properties fo:language="en" fo:country="US"/>
    </style:style>
    <style:style style:name="P263" style:parent-style-name="Standard" style:family="paragraph">
      <style:text-properties fo:language="en" fo:country="US"/>
    </style:style>
    <style:style style:name="P264" style:parent-style-name="Standard" style:family="paragraph">
      <style:text-properties fo:language="en" fo:country="US"/>
    </style:style>
    <style:style style:name="P265" style:parent-style-name="Standard" style:family="paragraph">
      <style:text-properties fo:language="en" fo:country="US"/>
    </style:style>
    <style:style style:name="P266" style:parent-style-name="Standard" style:family="paragraph">
      <style:text-properties fo:language="en" fo:country="US"/>
    </style:style>
    <style:style style:name="P267" style:parent-style-name="Standard" style:family="paragraph">
      <style:text-properties fo:language="en" fo:country="US"/>
    </style:style>
    <style:style style:name="P268" style:parent-style-name="Standard" style:family="paragraph">
      <style:text-properties fo:language="en" fo:country="US"/>
    </style:style>
    <style:style style:name="P269" style:parent-style-name="Standard" style:family="paragraph">
      <style:text-properties fo:language="en" fo:country="US"/>
    </style:style>
    <style:style style:name="P270" style:parent-style-name="Standard" style:family="paragraph">
      <style:text-properties fo:language="en" fo:country="US"/>
    </style:style>
    <style:style style:name="P271" style:parent-style-name="Standard" style:family="paragraph">
      <style:text-properties fo:language="en" fo:country="US"/>
    </style:style>
    <style:style style:name="P272" style:parent-style-name="Standard" style:family="paragraph">
      <style:text-properties fo:language="en" fo:country="US"/>
    </style:style>
    <style:style style:name="P273" style:parent-style-name="Standard" style:family="paragraph">
      <style:text-properties fo:language="en" fo:country="US"/>
    </style:style>
    <style:style style:name="P274" style:parent-style-name="Standard" style:family="paragraph">
      <style:text-properties fo:language="en" fo:country="US"/>
    </style:style>
    <style:style style:name="P275" style:parent-style-name="Standard" style:family="paragraph">
      <style:text-properties fo:language="en" fo:country="US"/>
    </style:style>
    <style:style style:name="P276" style:parent-style-name="Standard" style:family="paragraph">
      <style:text-properties fo:language="en" fo:country="US"/>
    </style:style>
    <style:style style:name="P277" style:parent-style-name="Standard" style:family="paragraph">
      <style:text-properties fo:language="en" fo:country="US"/>
    </style:style>
    <style:style style:name="P278" style:parent-style-name="Standard" style:family="paragraph">
      <style:text-properties fo:language="en" fo:country="US"/>
    </style:style>
    <style:style style:name="P279" style:parent-style-name="Standard" style:family="paragraph">
      <style:text-properties fo:language="en" fo:country="US"/>
    </style:style>
    <style:style style:name="P280" style:parent-style-name="Standard" style:family="paragraph">
      <style:text-properties fo:language="en" fo:country="US"/>
    </style:style>
    <style:style style:name="P281" style:parent-style-name="Standard" style:family="paragraph">
      <style:text-properties fo:language="en" fo:country="US"/>
    </style:style>
    <style:style style:name="P282" style:parent-style-name="Standard" style:family="paragraph">
      <style:text-properties fo:language="en" fo:country="US"/>
    </style:style>
    <style:style style:name="P283" style:parent-style-name="Standard" style:family="paragraph">
      <style:text-properties fo:language="en" fo:country="US"/>
    </style:style>
    <style:style style:name="P284" style:parent-style-name="Standard" style:family="paragraph">
      <style:text-properties fo:language="en" fo:country="US"/>
    </style:style>
    <style:style style:name="P285" style:parent-style-name="Standard" style:family="paragraph">
      <style:text-properties fo:language="en" fo:country="US"/>
    </style:style>
    <style:style style:name="P286" style:parent-style-name="Standard" style:family="paragraph">
      <style:text-properties fo:language="en" fo:country="US"/>
    </style:style>
    <style:style style:name="P287" style:parent-style-name="Standard" style:family="paragraph">
      <style:text-properties fo:language="en" fo:country="US"/>
    </style:style>
    <style:style style:name="P288" style:parent-style-name="Standard" style:family="paragraph">
      <style:text-properties fo:language="en" fo:country="US"/>
    </style:style>
    <style:style style:name="P289" style:parent-style-name="Standard" style:family="paragraph">
      <style:text-properties fo:language="en" fo:country="US"/>
    </style:style>
    <style:style style:name="P290" style:parent-style-name="Standard" style:family="paragraph">
      <style:text-properties fo:language="en" fo:country="US"/>
    </style:style>
    <style:style style:name="P291" style:parent-style-name="Standard" style:family="paragraph">
      <style:text-properties fo:language="en" fo:country="US"/>
    </style:style>
    <style:style style:name="P292" style:parent-style-name="Standard" style:family="paragraph">
      <style:text-properties fo:language="en" fo:country="US"/>
    </style:style>
    <style:style style:name="P293" style:parent-style-name="Standard" style:family="paragraph">
      <style:text-properties fo:language="en" fo:country="US"/>
    </style:style>
    <style:style style:name="P294" style:parent-style-name="Standard" style:family="paragraph">
      <style:text-properties fo:language="en" fo:country="US"/>
    </style:style>
    <style:style style:name="P295" style:parent-style-name="Standard" style:family="paragraph">
      <style:text-properties fo:language="en" fo:country="US"/>
    </style:style>
    <style:style style:name="P296" style:parent-style-name="Standard" style:family="paragraph">
      <style:text-properties fo:language="en" fo:country="US"/>
    </style:style>
    <style:style style:name="P297" style:parent-style-name="Standard" style:family="paragraph">
      <style:text-properties fo:language="en" fo:country="US"/>
    </style:style>
    <style:style style:name="P298" style:parent-style-name="Standard" style:family="paragraph">
      <style:text-properties fo:language="en" fo:country="US"/>
    </style:style>
    <style:style style:name="P299" style:parent-style-name="Standard" style:family="paragraph">
      <style:text-properties fo:language="en" fo:country="US"/>
    </style:style>
    <style:style style:name="P300" style:parent-style-name="Standard" style:family="paragraph">
      <style:text-properties fo:language="en" fo:country="US"/>
    </style:style>
    <style:style style:name="P301" style:parent-style-name="Standard" style:family="paragraph">
      <style:text-properties fo:language="en" fo:country="US"/>
    </style:style>
    <style:style style:name="P302" style:parent-style-name="Standard" style:family="paragraph">
      <style:text-properties fo:language="en" fo:country="US"/>
    </style:style>
    <style:style style:name="P303" style:parent-style-name="Standard" style:family="paragraph">
      <style:text-properties fo:language="en" fo:country="US"/>
    </style:style>
    <style:style style:name="P304" style:parent-style-name="Standard" style:family="paragraph">
      <style:text-properties fo:language="en" fo:country="US"/>
    </style:style>
    <style:style style:name="P305" style:parent-style-name="Standard" style:family="paragraph">
      <style:text-properties fo:language="en" fo:country="US"/>
    </style:style>
    <style:style style:name="P306" style:parent-style-name="Standard" style:family="paragraph">
      <style:text-properties fo:language="en" fo:country="US"/>
    </style:style>
    <style:style style:name="P307" style:parent-style-name="Standard" style:family="paragraph">
      <style:text-properties fo:language="en" fo:country="US"/>
    </style:style>
    <style:style style:name="P308" style:parent-style-name="Standard" style:family="paragraph">
      <style:text-properties fo:language="en" fo:country="US"/>
    </style:style>
    <style:style style:name="P309" style:parent-style-name="Standard" style:family="paragraph">
      <style:text-properties fo:language="en" fo:country="US"/>
    </style:style>
    <style:style style:name="P310" style:parent-style-name="Standard" style:family="paragraph">
      <style:text-properties fo:language="en" fo:country="US"/>
    </style:style>
    <style:style style:name="P311" style:parent-style-name="Standard" style:family="paragraph">
      <style:text-properties fo:language="en" fo:country="US"/>
    </style:style>
    <style:style style:name="P312" style:parent-style-name="Standard" style:family="paragraph">
      <style:text-properties fo:language="en" fo:country="US"/>
    </style:style>
    <style:style style:name="P313" style:parent-style-name="Standard" style:family="paragraph">
      <style:text-properties fo:language="en" fo:country="US"/>
    </style:style>
    <style:style style:name="P314" style:parent-style-name="Standard" style:family="paragraph">
      <style:text-properties fo:language="en" fo:country="US"/>
    </style:style>
    <style:style style:name="P315" style:parent-style-name="Standard" style:family="paragraph">
      <style:text-properties fo:language="en" fo:country="US"/>
    </style:style>
    <style:style style:name="P316" style:parent-style-name="Standard" style:family="paragraph">
      <style:text-properties fo:language="en" fo:country="US"/>
    </style:style>
    <style:style style:name="P317" style:parent-style-name="Standard" style:family="paragraph">
      <style:text-properties fo:language="en" fo:country="US"/>
    </style:style>
    <style:style style:name="P318" style:parent-style-name="Standard" style:family="paragraph">
      <style:text-properties fo:language="en" fo:country="US"/>
    </style:style>
    <style:style style:name="P319" style:parent-style-name="Standard" style:family="paragraph">
      <style:text-properties fo:language="en" fo:country="US"/>
    </style:style>
    <style:style style:name="P320" style:parent-style-name="Standard" style:family="paragraph">
      <style:text-properties fo:language="en" fo:country="US"/>
    </style:style>
    <style:style style:name="P321" style:parent-style-name="Standard" style:family="paragraph">
      <style:text-properties fo:language="en" fo:country="US"/>
    </style:style>
    <style:style style:name="P322" style:parent-style-name="Standard" style:family="paragraph">
      <style:text-properties fo:language="en" fo:country="US"/>
    </style:style>
    <style:style style:name="P323" style:parent-style-name="Standard" style:family="paragraph">
      <style:text-properties fo:language="en" fo:country="US"/>
    </style:style>
    <style:style style:name="P324" style:parent-style-name="Standard" style:family="paragraph">
      <style:text-properties fo:language="en" fo:country="US"/>
    </style:style>
    <style:style style:name="P325" style:parent-style-name="Standard" style:family="paragraph">
      <style:text-properties fo:language="en" fo:country="US"/>
    </style:style>
    <style:style style:name="P326" style:parent-style-name="Standard" style:family="paragraph">
      <style:text-properties fo:language="en" fo:country="US"/>
    </style:style>
    <style:style style:name="P327" style:parent-style-name="Standard" style:family="paragraph">
      <style:text-properties fo:language="en" fo:country="US"/>
    </style:style>
    <style:style style:name="P328" style:parent-style-name="Standard" style:family="paragraph">
      <style:text-properties fo:language="en" fo:country="US"/>
    </style:style>
    <style:style style:name="P329" style:parent-style-name="Standard" style:family="paragraph">
      <style:text-properties fo:language="en" fo:country="US"/>
    </style:style>
    <style:style style:name="P330" style:parent-style-name="Standard" style:family="paragraph">
      <style:text-properties fo:language="en" fo:country="US"/>
    </style:style>
    <style:style style:name="P331" style:parent-style-name="Standard" style:family="paragraph">
      <style:text-properties fo:language="en" fo:country="US"/>
    </style:style>
    <style:style style:name="P332" style:parent-style-name="Standard" style:family="paragraph">
      <style:text-properties fo:language="en" fo:country="US"/>
    </style:style>
    <style:style style:name="P333" style:parent-style-name="Standard" style:family="paragraph">
      <style:text-properties fo:language="en" fo:country="US"/>
    </style:style>
    <style:style style:name="P334" style:parent-style-name="Standard" style:family="paragraph">
      <style:text-properties fo:language="en" fo:country="US"/>
    </style:style>
    <style:style style:name="P335" style:parent-style-name="Standard" style:family="paragraph">
      <style:text-properties fo:language="en" fo:country="US"/>
    </style:style>
    <style:style style:name="P336" style:parent-style-name="Standard" style:family="paragraph">
      <style:text-properties fo:language="en" fo:country="US"/>
    </style:style>
    <style:style style:name="P337" style:parent-style-name="Standard" style:family="paragraph">
      <style:text-properties fo:language="en" fo:country="US"/>
    </style:style>
    <style:style style:name="P338" style:parent-style-name="Standard" style:family="paragraph">
      <style:text-properties fo:language="en" fo:country="US"/>
    </style:style>
    <style:style style:name="P339" style:parent-style-name="Standard" style:family="paragraph">
      <style:text-properties fo:language="en" fo:country="US"/>
    </style:style>
    <style:style style:name="P340" style:parent-style-name="Standard" style:family="paragraph">
      <style:text-properties fo:language="en" fo:country="US"/>
    </style:style>
    <style:style style:name="P341" style:parent-style-name="Standard" style:family="paragraph">
      <style:text-properties fo:language="en" fo:country="US"/>
    </style:style>
    <style:style style:name="P342" style:parent-style-name="Standard" style:family="paragraph">
      <style:text-properties fo:language="en" fo:country="US"/>
    </style:style>
    <style:style style:name="P343" style:parent-style-name="Standard" style:family="paragraph">
      <style:text-properties fo:language="en" fo:country="US"/>
    </style:style>
    <style:style style:name="P344" style:parent-style-name="Standard" style:family="paragraph">
      <style:text-properties fo:language="en" fo:country="US"/>
    </style:style>
    <style:style style:name="P345" style:parent-style-name="Standard" style:family="paragraph">
      <style:text-properties fo:language="en" fo:country="US"/>
    </style:style>
    <style:style style:name="P346" style:parent-style-name="Standard" style:family="paragraph">
      <style:text-properties fo:language="en" fo:country="US"/>
    </style:style>
    <style:style style:name="P347" style:parent-style-name="Standard" style:family="paragraph">
      <style:text-properties fo:language="en" fo:country="US"/>
    </style:style>
    <style:style style:name="P348" style:parent-style-name="Standard" style:family="paragraph">
      <style:text-properties fo:language="en" fo:country="US"/>
    </style:style>
    <style:style style:name="P349" style:parent-style-name="Standard" style:family="paragraph">
      <style:text-properties fo:language="en" fo:country="US"/>
    </style:style>
    <style:style style:name="P350" style:parent-style-name="Standard" style:family="paragraph">
      <style:text-properties fo:language="en" fo:country="US"/>
    </style:style>
    <style:style style:name="P351" style:parent-style-name="Standard" style:family="paragraph">
      <style:text-properties fo:language="en" fo:country="US"/>
    </style:style>
    <style:style style:name="P352" style:parent-style-name="Standard" style:family="paragraph">
      <style:text-properties fo:language="en" fo:country="US"/>
    </style:style>
    <style:style style:name="P353" style:parent-style-name="Standard" style:family="paragraph">
      <style:text-properties fo:language="en" fo:country="US"/>
    </style:style>
    <style:style style:name="P354" style:parent-style-name="Standard" style:family="paragraph">
      <style:text-properties fo:language="en" fo:country="US"/>
    </style:style>
    <style:style style:name="P355" style:parent-style-name="Standard" style:family="paragraph">
      <style:text-properties fo:language="en" fo:country="US"/>
    </style:style>
    <style:style style:name="P356" style:parent-style-name="Standard" style:family="paragraph">
      <style:text-properties fo:language="en" fo:country="US"/>
    </style:style>
    <style:style style:name="P357" style:parent-style-name="Standard" style:family="paragraph">
      <style:text-properties fo:language="en" fo:country="US"/>
    </style:style>
    <style:style style:name="P358" style:parent-style-name="Standard" style:family="paragraph">
      <style:text-properties fo:language="en" fo:country="US"/>
    </style:style>
    <style:style style:name="P359" style:parent-style-name="Standard" style:family="paragraph">
      <style:text-properties fo:language="en" fo:country="US"/>
    </style:style>
    <style:style style:name="P360" style:parent-style-name="Standard" style:family="paragraph">
      <style:text-properties fo:language="en" fo:country="US"/>
    </style:style>
    <style:style style:name="P361" style:parent-style-name="Standard" style:family="paragraph">
      <style:text-properties fo:language="en" fo:country="US"/>
    </style:style>
    <style:style style:name="P362" style:parent-style-name="Standard" style:family="paragraph">
      <style:text-properties fo:language="en" fo:country="US"/>
    </style:style>
    <style:style style:name="P363" style:parent-style-name="Standard" style:family="paragraph">
      <style:text-properties fo:language="en" fo:country="US"/>
    </style:style>
    <style:style style:name="P364" style:parent-style-name="Standard" style:family="paragraph">
      <style:text-properties fo:language="en" fo:country="US"/>
    </style:style>
    <style:style style:name="P365" style:parent-style-name="Standard" style:family="paragraph">
      <style:text-properties fo:language="en" fo:country="US"/>
    </style:style>
    <style:style style:name="P366" style:parent-style-name="Standard" style:family="paragraph">
      <style:text-properties fo:language="en" fo:country="US"/>
    </style:style>
    <style:style style:name="P367" style:parent-style-name="Standard" style:family="paragraph">
      <style:text-properties fo:language="en" fo:country="US"/>
    </style:style>
    <style:style style:name="P368" style:parent-style-name="Standard" style:family="paragraph">
      <style:text-properties fo:language="en" fo:country="US"/>
    </style:style>
    <style:style style:name="P369" style:parent-style-name="Standard" style:family="paragraph">
      <style:text-properties fo:language="en" fo:country="US"/>
    </style:style>
    <style:style style:name="P370" style:parent-style-name="Standard" style:family="paragraph">
      <style:text-properties fo:language="en" fo:country="US"/>
    </style:style>
    <style:style style:name="P371" style:parent-style-name="Standard" style:family="paragraph">
      <style:text-properties fo:language="en" fo:country="US"/>
    </style:style>
    <style:style style:name="P372" style:parent-style-name="Standard" style:family="paragraph">
      <style:text-properties fo:language="en" fo:country="US"/>
    </style:style>
    <style:style style:name="P373" style:parent-style-name="Standard" style:family="paragraph">
      <style:text-properties fo:language="en" fo:country="US"/>
    </style:style>
    <style:style style:name="P374" style:parent-style-name="Standard" style:family="paragraph">
      <style:text-properties fo:language="en" fo:country="US"/>
    </style:style>
    <style:style style:name="P375" style:parent-style-name="Standard" style:family="paragraph">
      <style:text-properties fo:language="en" fo:country="US"/>
    </style:style>
    <style:style style:name="P376" style:parent-style-name="Standard" style:family="paragraph">
      <style:text-properties fo:language="en" fo:country="US"/>
    </style:style>
    <style:style style:name="P377" style:parent-style-name="Standard" style:family="paragraph">
      <style:text-properties fo:language="en" fo:country="US"/>
    </style:style>
    <style:style style:name="P378" style:parent-style-name="Standard" style:family="paragraph">
      <style:text-properties fo:language="en" fo:country="US"/>
    </style:style>
    <style:style style:name="P379" style:parent-style-name="Standard" style:family="paragraph">
      <style:text-properties fo:language="en" fo:country="US"/>
    </style:style>
    <style:style style:name="P380" style:parent-style-name="Standard" style:family="paragraph">
      <style:text-properties fo:language="en" fo:country="US"/>
    </style:style>
    <style:style style:name="P381" style:parent-style-name="Standard" style:family="paragraph">
      <style:text-properties fo:language="en" fo:country="US"/>
    </style:style>
    <style:style style:name="P382" style:parent-style-name="Standard" style:family="paragraph">
      <style:text-properties fo:language="en" fo:country="US"/>
    </style:style>
    <style:style style:name="P383" style:parent-style-name="Standard" style:family="paragraph">
      <style:text-properties fo:language="en" fo:country="US"/>
    </style:style>
    <style:style style:name="P384" style:parent-style-name="Standard" style:family="paragraph">
      <style:text-properties fo:language="en" fo:country="US"/>
    </style:style>
    <style:style style:name="P385" style:parent-style-name="Standard" style:family="paragraph">
      <style:text-properties fo:language="en" fo:country="US"/>
    </style:style>
    <style:style style:name="P386" style:parent-style-name="Standard" style:family="paragraph">
      <style:text-properties fo:language="en" fo:country="US"/>
    </style:style>
    <style:style style:name="P387" style:parent-style-name="Standard" style:family="paragraph">
      <style:text-properties fo:language="en" fo:country="US"/>
    </style:style>
    <style:style style:name="P388" style:parent-style-name="Standard" style:family="paragraph">
      <style:text-properties fo:language="en" fo:country="US"/>
    </style:style>
    <style:style style:name="P389" style:parent-style-name="Standard" style:family="paragraph">
      <style:text-properties fo:language="en" fo:country="US"/>
    </style:style>
    <style:style style:name="P390" style:parent-style-name="Standard" style:family="paragraph">
      <style:text-properties fo:language="en" fo:country="US"/>
    </style:style>
    <style:style style:name="P391" style:parent-style-name="Standard" style:family="paragraph">
      <style:text-properties fo:language="en" fo:country="US"/>
    </style:style>
    <style:style style:name="P392" style:parent-style-name="Standard" style:family="paragraph">
      <style:text-properties fo:language="en" fo:country="US"/>
    </style:style>
    <style:style style:name="P393" style:parent-style-name="Standard" style:family="paragraph">
      <style:text-properties fo:language="en" fo:country="US"/>
    </style:style>
    <style:style style:name="P394" style:parent-style-name="Standard" style:family="paragraph">
      <style:text-properties fo:language="en" fo:country="US"/>
    </style:style>
    <style:style style:name="P395" style:parent-style-name="Standard" style:family="paragraph">
      <style:text-properties fo:language="en" fo:country="US"/>
    </style:style>
    <style:style style:name="P396" style:parent-style-name="Standard" style:family="paragraph">
      <style:text-properties fo:language="en" fo:country="US"/>
    </style:style>
    <style:style style:name="P397" style:parent-style-name="Standard" style:family="paragraph">
      <style:text-properties fo:language="en" fo:country="US"/>
    </style:style>
    <style:style style:name="P398" style:parent-style-name="Standard" style:family="paragraph">
      <style:text-properties fo:language="en" fo:country="US"/>
    </style:style>
    <style:style style:name="P399" style:parent-style-name="Standard" style:family="paragraph">
      <style:text-properties fo:language="en" fo:country="US"/>
    </style:style>
    <style:style style:name="P400" style:parent-style-name="Standard" style:family="paragraph">
      <style:text-properties fo:language="en" fo:country="US"/>
    </style:style>
    <style:style style:name="P401" style:parent-style-name="Standard" style:family="paragraph">
      <style:text-properties fo:language="en" fo:country="US"/>
    </style:style>
    <style:style style:name="P402" style:parent-style-name="Standard" style:family="paragraph">
      <style:text-properties fo:language="en" fo:country="US"/>
    </style:style>
    <style:style style:name="P403" style:parent-style-name="Standard" style:family="paragraph">
      <style:text-properties fo:language="en" fo:country="US"/>
    </style:style>
    <style:style style:name="P404" style:parent-style-name="Standard" style:family="paragraph">
      <style:text-properties fo:language="en" fo:country="US"/>
    </style:style>
    <style:style style:name="P405" style:parent-style-name="Standard" style:family="paragraph">
      <style:text-properties fo:language="en" fo:country="US"/>
    </style:style>
    <style:style style:name="P406" style:parent-style-name="Standard" style:family="paragraph">
      <style:text-properties fo:language="en" fo:country="US"/>
    </style:style>
    <style:style style:name="P407" style:parent-style-name="Standard" style:family="paragraph">
      <style:text-properties fo:language="en" fo:country="US"/>
    </style:style>
    <style:style style:name="P408" style:parent-style-name="Standard" style:family="paragraph">
      <style:text-properties fo:language="en" fo:country="US"/>
    </style:style>
    <style:style style:name="P409" style:parent-style-name="Standard" style:family="paragraph">
      <style:text-properties fo:language="en" fo:country="US"/>
    </style:style>
    <style:style style:name="P410" style:parent-style-name="Standard" style:family="paragraph">
      <style:text-properties fo:language="en" fo:country="US"/>
    </style:style>
    <style:style style:name="P411" style:parent-style-name="Standard" style:family="paragraph">
      <style:text-properties fo:language="en" fo:country="US"/>
    </style:style>
    <style:style style:name="P412" style:parent-style-name="Standard" style:family="paragraph">
      <style:text-properties fo:language="en" fo:country="US"/>
    </style:style>
    <style:style style:name="P413" style:parent-style-name="Standard" style:family="paragraph">
      <style:text-properties fo:language="en" fo:country="US"/>
    </style:style>
    <style:style style:name="P414" style:parent-style-name="Standard" style:family="paragraph">
      <style:text-properties fo:language="en" fo:country="US"/>
    </style:style>
    <style:style style:name="P415" style:parent-style-name="Standard" style:family="paragraph">
      <style:text-properties fo:language="en" fo:country="US"/>
    </style:style>
    <style:style style:name="P416" style:parent-style-name="Standard" style:family="paragraph">
      <style:text-properties fo:language="en" fo:country="US"/>
    </style:style>
    <style:style style:name="P417" style:parent-style-name="Standard" style:family="paragraph">
      <style:text-properties fo:language="en" fo:country="US"/>
    </style:style>
    <style:style style:name="P418" style:parent-style-name="Standard" style:family="paragraph">
      <style:text-properties fo:language="en" fo:country="US"/>
    </style:style>
    <style:style style:name="P419" style:parent-style-name="Standard" style:family="paragraph">
      <style:text-properties fo:language="en" fo:country="US"/>
    </style:style>
    <style:style style:name="P420" style:parent-style-name="Standard" style:family="paragraph">
      <style:text-properties fo:language="en" fo:country="US"/>
    </style:style>
    <style:style style:name="P421" style:parent-style-name="Standard" style:family="paragraph">
      <style:text-properties fo:language="en" fo:country="US"/>
    </style:style>
    <style:style style:name="P422" style:parent-style-name="Standard" style:family="paragraph">
      <style:text-properties fo:language="en" fo:country="US"/>
    </style:style>
    <style:style style:name="P423" style:parent-style-name="Standard" style:family="paragraph">
      <style:text-properties fo:language="en" fo:country="US"/>
    </style:style>
    <style:style style:name="P424" style:parent-style-name="Standard" style:family="paragraph">
      <style:text-properties fo:language="en" fo:country="US"/>
    </style:style>
    <style:style style:name="P425" style:parent-style-name="Standard" style:family="paragraph">
      <style:text-properties fo:language="en" fo:country="US"/>
    </style:style>
    <style:style style:name="P426" style:parent-style-name="Standard" style:family="paragraph">
      <style:text-properties fo:language="en" fo:country="US"/>
    </style:style>
    <style:style style:name="P427" style:parent-style-name="Standard" style:family="paragraph">
      <style:text-properties fo:language="en" fo:country="US"/>
    </style:style>
    <style:style style:name="P428" style:parent-style-name="Standard" style:family="paragraph">
      <style:text-properties fo:language="en" fo:country="US"/>
    </style:style>
    <style:style style:name="P429" style:parent-style-name="Standard" style:family="paragraph">
      <style:text-properties fo:language="en" fo:country="US"/>
    </style:style>
    <style:style style:name="P430" style:parent-style-name="Standard" style:family="paragraph">
      <style:text-properties fo:language="en" fo:country="US"/>
    </style:style>
    <style:style style:name="P431" style:parent-style-name="Standard" style:family="paragraph">
      <style:text-properties fo:language="en" fo:country="US"/>
    </style:style>
    <style:style style:name="P432" style:parent-style-name="Standard" style:family="paragraph">
      <style:text-properties fo:language="en" fo:country="US"/>
    </style:style>
    <style:style style:name="P433" style:parent-style-name="Standard" style:family="paragraph">
      <style:text-properties fo:language="en" fo:country="US"/>
    </style:style>
    <style:style style:name="P434" style:parent-style-name="Standard" style:family="paragraph">
      <style:text-properties fo:language="en" fo:country="US"/>
    </style:style>
    <style:style style:name="P435" style:parent-style-name="Standard" style:family="paragraph">
      <style:text-properties fo:language="en" fo:country="US"/>
    </style:style>
    <style:style style:name="P436" style:parent-style-name="Standard" style:family="paragraph">
      <style:text-properties fo:language="en" fo:country="US"/>
    </style:style>
    <style:style style:name="P437" style:parent-style-name="Standard" style:family="paragraph">
      <style:text-properties fo:language="en" fo:country="US"/>
    </style:style>
    <style:style style:name="P438" style:parent-style-name="Standard" style:family="paragraph">
      <style:text-properties fo:language="en" fo:country="US"/>
    </style:style>
    <style:style style:name="P439" style:parent-style-name="Standard" style:family="paragraph">
      <style:text-properties fo:language="en" fo:country="US"/>
    </style:style>
    <style:style style:name="P440" style:parent-style-name="Standard" style:family="paragraph">
      <style:text-properties fo:language="en" fo:country="US"/>
    </style:style>
    <style:style style:name="P441" style:parent-style-name="Standard" style:family="paragraph">
      <style:text-properties fo:language="en" fo:country="US"/>
    </style:style>
    <style:style style:name="P442" style:parent-style-name="Standard" style:family="paragraph">
      <style:text-properties fo:language="en" fo:country="US"/>
    </style:style>
    <style:style style:name="P443" style:parent-style-name="Standard" style:family="paragraph">
      <style:text-properties fo:language="en" fo:country="US"/>
    </style:style>
    <style:style style:name="P444" style:parent-style-name="Standard" style:family="paragraph">
      <style:text-properties fo:language="en" fo:country="US"/>
    </style:style>
    <style:style style:name="P445" style:parent-style-name="Standard" style:family="paragraph">
      <style:text-properties fo:language="en" fo:country="US"/>
    </style:style>
    <style:style style:name="P446" style:parent-style-name="Standard" style:family="paragraph">
      <style:text-properties fo:language="en" fo:country="US"/>
    </style:style>
    <style:style style:name="P447" style:parent-style-name="Standard" style:family="paragraph">
      <style:text-properties fo:language="en" fo:country="US"/>
    </style:style>
    <style:style style:name="P448" style:parent-style-name="Standard" style:family="paragraph">
      <style:text-properties fo:language="en" fo:country="US"/>
    </style:style>
    <style:style style:name="P449" style:parent-style-name="Standard" style:family="paragraph">
      <style:text-properties fo:language="en" fo:country="US"/>
    </style:style>
    <style:style style:name="P450" style:parent-style-name="Standard" style:family="paragraph">
      <style:text-properties fo:language="en" fo:country="US"/>
    </style:style>
    <style:style style:name="P451" style:parent-style-name="Standard" style:family="paragraph">
      <style:text-properties fo:language="en" fo:country="US"/>
    </style:style>
    <style:style style:name="P452" style:parent-style-name="Standard" style:family="paragraph">
      <style:text-properties fo:language="en" fo:country="US"/>
    </style:style>
    <style:style style:name="P453" style:parent-style-name="Standard" style:family="paragraph">
      <style:text-properties fo:language="en" fo:country="US"/>
    </style:style>
    <style:style style:name="P454" style:parent-style-name="Standard" style:family="paragraph">
      <style:text-properties fo:language="en" fo:country="US"/>
    </style:style>
    <style:style style:name="P455" style:parent-style-name="Standard" style:family="paragraph">
      <style:text-properties fo:language="en" fo:country="US"/>
    </style:style>
    <style:style style:name="P456" style:parent-style-name="Standard" style:family="paragraph">
      <style:text-properties fo:language="en" fo:country="US"/>
    </style:style>
    <style:style style:name="P457" style:parent-style-name="Standard" style:family="paragraph">
      <style:text-properties fo:language="en" fo:country="US"/>
    </style:style>
    <style:style style:name="P458" style:parent-style-name="Standard" style:family="paragraph">
      <style:text-properties fo:language="en" fo:country="US"/>
    </style:style>
    <style:style style:name="P459" style:parent-style-name="Standard" style:family="paragraph">
      <style:text-properties fo:language="en" fo:country="US"/>
    </style:style>
    <style:style style:name="P460" style:parent-style-name="Standard" style:family="paragraph">
      <style:text-properties fo:language="en" fo:country="US"/>
    </style:style>
    <style:style style:name="P461" style:parent-style-name="Standard" style:family="paragraph">
      <style:text-properties fo:language="en" fo:country="US"/>
    </style:style>
    <style:style style:name="P462" style:parent-style-name="Standard" style:family="paragraph">
      <style:text-properties fo:language="en" fo:country="US"/>
    </style:style>
    <style:style style:name="P463" style:parent-style-name="Standard" style:family="paragraph">
      <style:text-properties fo:language="en" fo:country="US"/>
    </style:style>
    <style:style style:name="P464" style:parent-style-name="Standard" style:family="paragraph">
      <style:text-properties fo:language="en" fo:country="US"/>
    </style:style>
    <style:style style:name="P465" style:parent-style-name="Standard" style:family="paragraph">
      <style:text-properties fo:language="en" fo:country="US"/>
    </style:style>
    <style:style style:name="P466" style:parent-style-name="Standard" style:family="paragraph">
      <style:text-properties fo:language="en" fo:country="US"/>
    </style:style>
    <style:style style:name="P467" style:parent-style-name="Standard" style:family="paragraph">
      <style:text-properties fo:language="en" fo:country="US"/>
    </style:style>
    <style:style style:name="P468" style:parent-style-name="Standard" style:family="paragraph">
      <style:text-properties fo:language="en" fo:country="US"/>
    </style:style>
    <style:style style:name="P469" style:parent-style-name="Standard" style:family="paragraph">
      <style:text-properties fo:language="en" fo:country="US"/>
    </style:style>
    <style:style style:name="P470" style:parent-style-name="Standard" style:family="paragraph">
      <style:text-properties fo:language="en" fo:country="US"/>
    </style:style>
    <style:style style:name="P471" style:parent-style-name="Standard" style:family="paragraph">
      <style:text-properties fo:language="en" fo:country="US"/>
    </style:style>
    <style:style style:name="P472" style:parent-style-name="Standard" style:family="paragraph">
      <style:text-properties fo:language="en" fo:country="US"/>
    </style:style>
    <style:style style:name="P473" style:parent-style-name="Standard" style:family="paragraph">
      <style:text-properties fo:language="en" fo:country="US"/>
    </style:style>
    <style:style style:name="P474" style:parent-style-name="Standard" style:family="paragraph">
      <style:text-properties fo:language="en" fo:country="US"/>
    </style:style>
    <style:style style:name="P475" style:parent-style-name="Standard" style:family="paragraph">
      <style:text-properties fo:language="en" fo:country="US"/>
    </style:style>
    <style:style style:name="P476" style:parent-style-name="Standard" style:family="paragraph">
      <style:text-properties fo:language="en" fo:country="US"/>
    </style:style>
    <style:style style:name="P477" style:parent-style-name="Standard" style:family="paragraph">
      <style:text-properties fo:language="en" fo:country="US"/>
    </style:style>
    <style:style style:name="P478" style:parent-style-name="Standard" style:family="paragraph">
      <style:text-properties fo:language="en" fo:country="US"/>
    </style:style>
    <style:style style:name="P479" style:parent-style-name="Standard" style:family="paragraph">
      <style:text-properties fo:language="en" fo:country="US"/>
    </style:style>
    <style:style style:name="P480" style:parent-style-name="Standard" style:family="paragraph">
      <style:text-properties fo:language="en" fo:country="US"/>
    </style:style>
    <style:style style:name="P481" style:parent-style-name="Standard" style:family="paragraph">
      <style:text-properties fo:language="en" fo:country="US"/>
    </style:style>
    <style:style style:name="P482" style:parent-style-name="Standard" style:family="paragraph">
      <style:text-properties fo:language="en" fo:country="US"/>
    </style:style>
    <style:style style:name="P483" style:parent-style-name="Standard" style:family="paragraph">
      <style:text-properties fo:language="en" fo:country="US"/>
    </style:style>
    <style:style style:name="P484" style:parent-style-name="Standard" style:family="paragraph">
      <style:text-properties fo:language="en" fo:country="US"/>
    </style:style>
    <style:style style:name="P485" style:parent-style-name="Standard" style:family="paragraph">
      <style:text-properties fo:language="en" fo:country="US"/>
    </style:style>
    <style:style style:name="P486" style:parent-style-name="Standard" style:family="paragraph">
      <style:text-properties fo:language="en" fo:country="US"/>
    </style:style>
    <style:style style:name="P487" style:parent-style-name="Standard" style:family="paragraph">
      <style:text-properties fo:language="en" fo:country="US"/>
    </style:style>
    <style:style style:name="P488" style:parent-style-name="Standard" style:family="paragraph">
      <style:text-properties fo:language="en" fo:country="US"/>
    </style:style>
    <style:style style:name="P489" style:parent-style-name="Standard" style:family="paragraph">
      <style:text-properties fo:language="en" fo:country="US"/>
    </style:style>
    <style:style style:name="P490" style:parent-style-name="Standard" style:family="paragraph">
      <style:text-properties fo:language="en" fo:country="US"/>
    </style:style>
    <style:style style:name="P491" style:parent-style-name="Standard" style:family="paragraph">
      <style:text-properties fo:language="en" fo:country="US"/>
    </style:style>
    <style:style style:name="P492" style:parent-style-name="Standard" style:family="paragraph">
      <style:text-properties fo:language="en" fo:country="US"/>
    </style:style>
    <style:style style:name="P493" style:parent-style-name="Standard" style:family="paragraph">
      <style:text-properties fo:language="en" fo:country="US"/>
    </style:style>
    <style:style style:name="P494" style:parent-style-name="Standard" style:family="paragraph">
      <style:text-properties fo:language="en" fo:country="US"/>
    </style:style>
    <style:style style:name="P495" style:parent-style-name="Standard" style:family="paragraph">
      <style:text-properties fo:language="en" fo:country="US"/>
    </style:style>
    <style:style style:name="P496" style:parent-style-name="Standard" style:family="paragraph">
      <style:text-properties fo:language="en" fo:country="US"/>
    </style:style>
    <style:style style:name="P497" style:parent-style-name="Standard" style:family="paragraph">
      <style:text-properties fo:language="en" fo:country="US"/>
    </style:style>
    <style:style style:name="P498" style:parent-style-name="Standard" style:family="paragraph">
      <style:text-properties fo:language="en" fo:country="US"/>
    </style:style>
    <style:style style:name="P499" style:parent-style-name="Standard" style:family="paragraph">
      <style:text-properties fo:language="en" fo:country="US"/>
    </style:style>
    <style:style style:name="P500" style:parent-style-name="Standard" style:family="paragraph">
      <style:text-properties fo:language="en" fo:country="US"/>
    </style:style>
    <style:style style:name="P501" style:parent-style-name="Standard" style:family="paragraph">
      <style:text-properties fo:language="en" fo:country="US"/>
    </style:style>
    <style:style style:name="P502" style:parent-style-name="Standard" style:family="paragraph">
      <style:text-properties fo:language="en" fo:country="US"/>
    </style:style>
    <style:style style:name="P503" style:parent-style-name="Standard" style:family="paragraph">
      <style:text-properties fo:language="en" fo:country="US"/>
    </style:style>
    <style:style style:name="P504" style:parent-style-name="Standard" style:family="paragraph">
      <style:text-properties fo:language="en" fo:country="US"/>
    </style:style>
    <style:style style:name="P505" style:parent-style-name="Standard" style:family="paragraph">
      <style:text-properties fo:language="en" fo:country="US"/>
    </style:style>
    <style:style style:name="P506" style:parent-style-name="Standard" style:family="paragraph">
      <style:text-properties fo:language="en" fo:country="US"/>
    </style:style>
    <style:style style:name="P507" style:parent-style-name="Standard" style:family="paragraph">
      <style:text-properties fo:language="en" fo:country="US"/>
    </style:style>
    <style:style style:name="P508" style:parent-style-name="Standard" style:family="paragraph">
      <style:text-properties fo:language="en" fo:country="US"/>
    </style:style>
    <style:style style:name="P509" style:parent-style-name="Standard" style:family="paragraph">
      <style:text-properties fo:language="en" fo:country="US"/>
    </style:style>
    <style:style style:name="P510" style:parent-style-name="Standard" style:family="paragraph">
      <style:text-properties fo:language="en" fo:country="US"/>
    </style:style>
    <style:style style:name="P511" style:parent-style-name="Standard" style:family="paragraph">
      <style:text-properties fo:language="en" fo:country="US"/>
    </style:style>
    <style:style style:name="P512" style:parent-style-name="Standard" style:family="paragraph">
      <style:text-properties fo:language="en" fo:country="US"/>
    </style:style>
    <style:style style:name="P513" style:parent-style-name="Standard" style:family="paragraph">
      <style:text-properties fo:language="en" fo:country="US"/>
    </style:style>
    <style:style style:name="P514" style:parent-style-name="Standard" style:family="paragraph">
      <style:text-properties fo:language="en" fo:country="US"/>
    </style:style>
    <style:style style:name="P515" style:parent-style-name="Standard" style:family="paragraph">
      <style:text-properties fo:language="en" fo:country="US"/>
    </style:style>
    <style:style style:name="P516" style:parent-style-name="Standard" style:family="paragraph">
      <style:text-properties fo:language="en" fo:country="US"/>
    </style:style>
    <style:style style:name="P517" style:parent-style-name="Standard" style:family="paragraph">
      <style:text-properties fo:language="en" fo:country="US"/>
    </style:style>
    <style:style style:name="P518" style:parent-style-name="Standard" style:family="paragraph">
      <style:text-properties fo:language="en" fo:country="US"/>
    </style:style>
    <style:style style:name="P519" style:parent-style-name="Standard" style:family="paragraph">
      <style:text-properties fo:language="en" fo:country="US"/>
    </style:style>
    <style:style style:name="P520" style:parent-style-name="Standard" style:family="paragraph">
      <style:text-properties fo:language="en" fo:country="US"/>
    </style:style>
    <style:style style:name="P521" style:parent-style-name="Standard" style:family="paragraph">
      <style:text-properties fo:language="en" fo:country="US"/>
    </style:style>
    <style:style style:name="P522" style:parent-style-name="Standard" style:family="paragraph">
      <style:text-properties fo:language="en" fo:country="US"/>
    </style:style>
    <style:style style:name="P523" style:parent-style-name="Standard" style:family="paragraph">
      <style:text-properties fo:language="en" fo:country="US"/>
    </style:style>
    <style:style style:name="P524" style:parent-style-name="Standard" style:family="paragraph">
      <style:text-properties fo:language="en" fo:country="US"/>
    </style:style>
    <style:style style:name="P525" style:parent-style-name="Standard" style:family="paragraph">
      <style:text-properties fo:language="en" fo:country="US"/>
    </style:style>
    <style:style style:name="P526" style:parent-style-name="Standard" style:family="paragraph">
      <style:text-properties fo:language="en" fo:country="US"/>
    </style:style>
    <style:style style:name="P527" style:parent-style-name="Standard" style:family="paragraph">
      <style:text-properties fo:language="en" fo:country="US"/>
    </style:style>
    <style:style style:name="P528" style:parent-style-name="Standard" style:family="paragraph">
      <style:text-properties fo:language="en" fo:country="US"/>
    </style:style>
    <style:style style:name="P529" style:parent-style-name="Standard" style:family="paragraph">
      <style:text-properties fo:language="en" fo:country="US"/>
    </style:style>
    <style:style style:name="P530" style:parent-style-name="Standard" style:family="paragraph">
      <style:text-properties fo:language="en" fo:country="US"/>
    </style:style>
    <style:style style:name="P531" style:parent-style-name="Standard" style:family="paragraph">
      <style:text-properties fo:language="en" fo:country="US"/>
    </style:style>
    <style:style style:name="P532" style:parent-style-name="Standard" style:family="paragraph">
      <style:text-properties fo:language="en" fo:country="US"/>
    </style:style>
    <style:style style:name="P533" style:parent-style-name="Standard" style:family="paragraph">
      <style:text-properties fo:language="en" fo:country="US"/>
    </style:style>
    <style:style style:name="P534" style:parent-style-name="Standard" style:family="paragraph">
      <style:text-properties fo:language="en" fo:country="US"/>
    </style:style>
    <style:style style:name="P535" style:parent-style-name="Standard" style:family="paragraph">
      <style:text-properties fo:language="en" fo:country="US"/>
    </style:style>
    <style:style style:name="P536" style:parent-style-name="Standard" style:family="paragraph">
      <style:text-properties fo:language="en" fo:country="US"/>
    </style:style>
    <style:style style:name="P537" style:parent-style-name="Standard" style:family="paragraph">
      <style:text-properties fo:language="en" fo:country="US"/>
    </style:style>
    <style:style style:name="P538" style:parent-style-name="Standard" style:family="paragraph">
      <style:text-properties fo:language="en" fo:country="US"/>
    </style:style>
    <style:style style:name="P539" style:parent-style-name="Standard" style:family="paragraph">
      <style:text-properties fo:language="en" fo:country="US"/>
    </style:style>
    <style:style style:name="P540" style:parent-style-name="Standard" style:family="paragraph">
      <style:text-properties fo:language="en" fo:country="US"/>
    </style:style>
    <style:style style:name="P541" style:parent-style-name="Standard" style:family="paragraph">
      <style:text-properties fo:language="en" fo:country="US"/>
    </style:style>
    <style:style style:name="P542" style:parent-style-name="Standard" style:family="paragraph">
      <style:text-properties fo:language="en" fo:country="US"/>
    </style:style>
    <style:style style:name="P543" style:parent-style-name="Standard" style:family="paragraph">
      <style:text-properties fo:language="en" fo:country="US"/>
    </style:style>
    <style:style style:name="P544" style:parent-style-name="Standard" style:family="paragraph">
      <style:text-properties fo:language="en" fo:country="US"/>
    </style:style>
    <style:style style:name="P545" style:parent-style-name="Standard" style:family="paragraph">
      <style:text-properties fo:language="en" fo:country="US"/>
    </style:style>
    <style:style style:name="P546" style:parent-style-name="Standard" style:family="paragraph">
      <style:text-properties fo:language="en" fo:country="US"/>
    </style:style>
    <style:style style:name="P547" style:parent-style-name="Standard" style:family="paragraph">
      <style:text-properties fo:language="en" fo:country="US"/>
    </style:style>
    <style:style style:name="P548" style:parent-style-name="Standard" style:family="paragraph">
      <style:text-properties fo:language="en" fo:country="US"/>
    </style:style>
    <style:style style:name="P549" style:parent-style-name="Standard" style:family="paragraph">
      <style:text-properties fo:language="en" fo:country="US"/>
    </style:style>
    <style:style style:name="P550" style:parent-style-name="Standard" style:family="paragraph">
      <style:text-properties fo:language="en" fo:country="US"/>
    </style:style>
    <style:style style:name="P551" style:parent-style-name="Standard" style:family="paragraph">
      <style:text-properties fo:language="en" fo:country="US"/>
    </style:style>
    <style:style style:name="P552" style:parent-style-name="Standard" style:family="paragraph">
      <style:text-properties fo:language="en" fo:country="US"/>
    </style:style>
    <style:style style:name="P553" style:parent-style-name="Standard" style:family="paragraph">
      <style:text-properties fo:language="en" fo:country="US"/>
    </style:style>
    <style:style style:name="P554" style:parent-style-name="Standard" style:family="paragraph">
      <style:text-properties fo:language="en" fo:country="US"/>
    </style:style>
    <style:style style:name="P555" style:parent-style-name="Standard" style:family="paragraph">
      <style:text-properties fo:language="en" fo:country="US"/>
    </style:style>
    <style:style style:name="P556" style:parent-style-name="Standard" style:family="paragraph">
      <style:text-properties fo:language="en" fo:country="US"/>
    </style:style>
    <style:style style:name="P557" style:parent-style-name="Standard" style:family="paragraph">
      <style:text-properties fo:language="en" fo:country="US"/>
    </style:style>
    <style:style style:name="P558" style:parent-style-name="Standard" style:family="paragraph">
      <style:text-properties fo:language="en" fo:country="US"/>
    </style:style>
    <style:style style:name="P559" style:parent-style-name="Standard" style:family="paragraph">
      <style:text-properties fo:language="en" fo:country="US"/>
    </style:style>
    <style:style style:name="P560" style:parent-style-name="Standard" style:family="paragraph">
      <style:text-properties fo:language="en" fo:country="US"/>
    </style:style>
    <style:style style:name="P561" style:parent-style-name="Standard" style:family="paragraph">
      <style:text-properties fo:language="en" fo:country="US"/>
    </style:style>
    <style:style style:name="P562" style:parent-style-name="Standard" style:family="paragraph">
      <style:text-properties fo:language="en" fo:country="US"/>
    </style:style>
    <style:style style:name="P563" style:parent-style-name="Standard" style:family="paragraph">
      <style:text-properties fo:language="en" fo:country="US"/>
    </style:style>
    <style:style style:name="P564" style:parent-style-name="Standard" style:family="paragraph">
      <style:text-properties fo:language="en" fo:country="US"/>
    </style:style>
    <style:style style:name="P565" style:parent-style-name="Standard" style:family="paragraph">
      <style:text-properties fo:language="en" fo:country="US"/>
    </style:style>
    <style:style style:name="P566" style:parent-style-name="Standard" style:family="paragraph">
      <style:text-properties fo:language="en" fo:country="US"/>
    </style:style>
    <style:style style:name="P567" style:parent-style-name="Standard" style:family="paragraph">
      <style:text-properties fo:language="en" fo:country="US"/>
    </style:style>
    <style:style style:name="P568" style:parent-style-name="Standard" style:family="paragraph">
      <style:text-properties fo:language="en" fo:country="US"/>
    </style:style>
    <style:style style:name="P569" style:parent-style-name="Standard" style:family="paragraph">
      <style:text-properties fo:language="en" fo:country="US"/>
    </style:style>
    <style:style style:name="P570" style:parent-style-name="Standard" style:family="paragraph">
      <style:text-properties fo:language="en" fo:country="US"/>
    </style:style>
    <style:style style:name="P571" style:parent-style-name="Standard" style:family="paragraph">
      <style:text-properties fo:language="en" fo:country="US"/>
    </style:style>
    <style:style style:name="P572" style:parent-style-name="Standard" style:family="paragraph">
      <style:text-properties fo:language="en" fo:country="US"/>
    </style:style>
    <style:style style:name="P573" style:parent-style-name="Standard" style:family="paragraph">
      <style:text-properties fo:language="en" fo:country="US"/>
    </style:style>
    <style:style style:name="P574" style:parent-style-name="Standard" style:family="paragraph">
      <style:text-properties fo:language="en" fo:country="US"/>
    </style:style>
    <style:style style:name="P575" style:parent-style-name="Standard" style:family="paragraph">
      <style:text-properties fo:language="en" fo:country="US"/>
    </style:style>
    <style:style style:name="P576" style:parent-style-name="Standard" style:family="paragraph">
      <style:text-properties fo:language="en" fo:country="US"/>
    </style:style>
    <style:style style:name="P577" style:parent-style-name="Standard" style:family="paragraph">
      <style:text-properties fo:language="en" fo:country="US"/>
    </style:style>
    <style:style style:name="P578" style:parent-style-name="Standard" style:family="paragraph">
      <style:text-properties fo:language="en" fo:country="US"/>
    </style:style>
    <style:style style:name="P579" style:parent-style-name="Standard" style:family="paragraph">
      <style:text-properties fo:language="en" fo:country="US"/>
    </style:style>
    <style:style style:name="P580" style:parent-style-name="Standard" style:family="paragraph">
      <style:text-properties fo:language="en" fo:country="US"/>
    </style:style>
    <style:style style:name="P581" style:parent-style-name="Standard" style:family="paragraph">
      <style:text-properties fo:language="en" fo:country="US"/>
    </style:style>
    <style:style style:name="P582" style:parent-style-name="Standard" style:family="paragraph">
      <style:text-properties fo:language="en" fo:country="US"/>
    </style:style>
    <style:style style:name="P583" style:parent-style-name="Standard" style:family="paragraph">
      <style:text-properties fo:language="en" fo:country="US"/>
    </style:style>
    <style:style style:name="P584" style:parent-style-name="Standard" style:family="paragraph">
      <style:text-properties fo:language="en" fo:country="US"/>
    </style:style>
    <style:style style:name="P585" style:parent-style-name="Standard" style:family="paragraph">
      <style:text-properties fo:language="en" fo:country="US"/>
    </style:style>
    <style:style style:name="P586" style:parent-style-name="Standard" style:family="paragraph">
      <style:text-properties fo:language="en" fo:country="US"/>
    </style:style>
    <style:style style:name="P587" style:parent-style-name="Standard" style:family="paragraph">
      <style:text-properties fo:language="en" fo:country="US"/>
    </style:style>
    <style:style style:name="P588" style:parent-style-name="Standard" style:family="paragraph">
      <style:text-properties fo:language="en" fo:country="US"/>
    </style:style>
    <style:style style:name="P589" style:parent-style-name="Standard" style:family="paragraph">
      <style:text-properties fo:language="en" fo:country="US"/>
    </style:style>
    <style:style style:name="P590" style:parent-style-name="Standard" style:family="paragraph">
      <style:text-properties fo:language="en" fo:country="US"/>
    </style:style>
    <style:style style:name="P591" style:parent-style-name="Standard" style:family="paragraph">
      <style:text-properties fo:language="en" fo:country="US"/>
    </style:style>
    <style:style style:name="P592" style:parent-style-name="Standard" style:family="paragraph">
      <style:text-properties fo:language="en" fo:country="US"/>
    </style:style>
    <style:style style:name="P593" style:parent-style-name="Standard" style:family="paragraph">
      <style:text-properties fo:language="en" fo:country="US"/>
    </style:style>
    <style:style style:name="P594" style:parent-style-name="Standard" style:family="paragraph">
      <style:text-properties fo:language="en" fo:country="US"/>
    </style:style>
    <style:style style:name="P595" style:parent-style-name="Standard" style:family="paragraph">
      <style:text-properties fo:language="en" fo:country="US"/>
    </style:style>
    <style:style style:name="P596" style:parent-style-name="Standard" style:family="paragraph">
      <style:text-properties fo:language="en" fo:country="US"/>
    </style:style>
    <style:style style:name="P597" style:parent-style-name="Standard" style:family="paragraph">
      <style:text-properties fo:language="en" fo:country="US"/>
    </style:style>
    <style:style style:name="P598" style:parent-style-name="Standard" style:family="paragraph">
      <style:text-properties fo:language="en" fo:country="US"/>
    </style:style>
    <style:style style:name="P599" style:parent-style-name="Standard" style:family="paragraph">
      <style:text-properties fo:language="en" fo:country="US"/>
    </style:style>
    <style:style style:name="P600" style:parent-style-name="Standard" style:family="paragraph">
      <style:text-properties fo:language="en" fo:country="US"/>
    </style:style>
    <style:style style:name="P601" style:parent-style-name="Standard" style:family="paragraph">
      <style:text-properties fo:language="en" fo:country="US"/>
    </style:style>
    <style:style style:name="P602" style:parent-style-name="Standard" style:family="paragraph">
      <style:text-properties fo:language="en" fo:country="US"/>
    </style:style>
    <style:style style:name="P603" style:parent-style-name="Standard" style:family="paragraph">
      <style:text-properties fo:language="en" fo:country="US"/>
    </style:style>
    <style:style style:name="P604" style:parent-style-name="Standard" style:family="paragraph">
      <style:text-properties fo:language="en" fo:country="US"/>
    </style:style>
    <style:style style:name="P605" style:parent-style-name="Standard" style:family="paragraph">
      <style:text-properties fo:language="en" fo:country="US"/>
    </style:style>
    <style:style style:name="P606" style:parent-style-name="Standard" style:family="paragraph">
      <style:text-properties fo:language="en" fo:country="US"/>
    </style:style>
    <style:style style:name="P607" style:parent-style-name="Standard" style:family="paragraph">
      <style:text-properties fo:language="en" fo:country="US"/>
    </style:style>
    <style:style style:name="P608" style:parent-style-name="Standard" style:family="paragraph">
      <style:text-properties fo:language="en" fo:country="US"/>
    </style:style>
    <style:style style:name="P609" style:parent-style-name="Standard" style:family="paragraph">
      <style:text-properties fo:language="en" fo:country="US"/>
    </style:style>
    <style:style style:name="P610" style:parent-style-name="Standard" style:family="paragraph">
      <style:text-properties fo:language="en" fo:country="US"/>
    </style:style>
    <style:style style:name="P611" style:parent-style-name="Standard" style:family="paragraph">
      <style:text-properties fo:language="en" fo:country="US"/>
    </style:style>
    <style:style style:name="P612" style:parent-style-name="Standard" style:family="paragraph">
      <style:text-properties fo:language="en" fo:country="US"/>
    </style:style>
    <style:style style:name="P613" style:parent-style-name="Standard" style:family="paragraph">
      <style:text-properties fo:language="en" fo:country="US"/>
    </style:style>
    <style:style style:name="P614" style:parent-style-name="Standard" style:family="paragraph">
      <style:text-properties fo:language="en" fo:country="US"/>
    </style:style>
    <style:style style:name="P615" style:parent-style-name="Standard" style:family="paragraph">
      <style:text-properties fo:language="en" fo:country="US"/>
    </style:style>
    <style:style style:name="P616" style:parent-style-name="Standard" style:family="paragraph">
      <style:text-properties fo:language="en" fo:country="US"/>
    </style:style>
    <style:style style:name="P617" style:parent-style-name="Standard" style:family="paragraph">
      <style:text-properties fo:language="en" fo:country="US"/>
    </style:style>
    <style:style style:name="P618" style:parent-style-name="Standard" style:family="paragraph">
      <style:text-properties fo:language="en" fo:country="US"/>
    </style:style>
    <style:style style:name="P619" style:parent-style-name="Standard" style:family="paragraph">
      <style:text-properties fo:language="en" fo:country="US"/>
    </style:style>
    <style:style style:name="P620" style:parent-style-name="Standard" style:family="paragraph">
      <style:text-properties fo:language="en" fo:country="US"/>
    </style:style>
    <style:style style:name="P621" style:parent-style-name="Standard" style:family="paragraph">
      <style:text-properties fo:language="en" fo:country="US"/>
    </style:style>
    <style:style style:name="P622" style:parent-style-name="Standard" style:family="paragraph">
      <style:text-properties fo:language="en" fo:country="US"/>
    </style:style>
    <style:style style:name="P623" style:parent-style-name="Standard" style:family="paragraph">
      <style:text-properties fo:language="en" fo:country="US"/>
    </style:style>
    <style:style style:name="P624" style:parent-style-name="Standard" style:family="paragraph">
      <style:text-properties fo:language="en" fo:country="US"/>
    </style:style>
    <style:style style:name="P625" style:parent-style-name="Standard" style:family="paragraph">
      <style:text-properties fo:language="en" fo:country="US"/>
    </style:style>
    <style:style style:name="P626" style:parent-style-name="Standard" style:family="paragraph">
      <style:text-properties fo:language="en" fo:country="US"/>
    </style:style>
    <style:style style:name="P627" style:parent-style-name="Standard" style:family="paragraph">
      <style:text-properties fo:language="en" fo:country="US"/>
    </style:style>
    <style:style style:name="P628" style:parent-style-name="Standard" style:family="paragraph">
      <style:text-properties fo:language="en" fo:country="US"/>
    </style:style>
    <style:style style:name="P629" style:parent-style-name="Standard" style:family="paragraph">
      <style:text-properties fo:language="en" fo:country="US"/>
    </style:style>
    <style:style style:name="P630" style:parent-style-name="Standard" style:family="paragraph">
      <style:text-properties fo:language="en" fo:country="US"/>
    </style:style>
    <style:style style:name="P631" style:parent-style-name="Standard" style:family="paragraph">
      <style:text-properties fo:language="en" fo:country="US"/>
    </style:style>
    <style:style style:name="P632" style:parent-style-name="Standard" style:family="paragraph">
      <style:text-properties fo:language="en" fo:country="US"/>
    </style:style>
    <style:style style:name="P633" style:parent-style-name="Standard" style:family="paragraph">
      <style:text-properties fo:language="en" fo:country="US"/>
    </style:style>
    <style:style style:name="P634" style:parent-style-name="Standard" style:family="paragraph">
      <style:text-properties fo:language="en" fo:country="US"/>
    </style:style>
    <style:style style:name="T635" style:parent-style-name="Основнойшрифтабзаца" style:family="text">
      <style:text-properties fo:language="en" fo:country="US"/>
    </style:style>
  </office:automatic-styles>
  <office:body>
    <office:text text:use-soft-page-breaks="true">
      <text:p text:style-name="P1"/>
      <text:p text:style-name="P2">AUTOKOOLI KOOLITUSLEPING</text:p>
      <text:p text:style-name="P3"/>
      <text:p text:style-name="P4"/>
      <text:p text:style-name="P5"/>
      <text:p text:style-name="P6">Käesolev Autokooli koolitusleping (edaspidi ka Leping) rakendub autokooli pakutavatele teenustele</text:p>
      <text:p text:style-name="P7"/>
      <text:p text:style-name="P8">Õpilase nõusolekul. Kursusele registreerumisega nõustub<text:s/>Õpilane koolituslepingus sätestatud</text:p>
      <text:p text:style-name="P9">tingimustega.</text:p>
      <text:p text:style-name="P10"/>
      <text:p text:style-name="P11"/>
      <text:p text:style-name="P12">Lepingiu mõisted:</text:p>
      <text:p text:style-name="P13"/>
      <text:p text:style-name="P14">(1) Alfa Pro OÜ, registrikood 11628724, (edaspidi Autokool) lähtub oma tegevuses Eesti</text:p>
      <text:p text:style-name="P15">Vabariigis kehtivatest õigusaktidest ning Koolituslepingust.</text:p>
      <text:p text:style-name="P16"/>
      <text:p text:style-name="P17">(2) Õpilane (edaspidi Õpilane või Klient) on füüsiline isik, kellele koolitusteenuseid osutatakse.</text:p>
      <text:p text:style-name="P18"/>
      <text:p text:style-name="P19">(3) Autokooli ja Õpilast võib edaspidi nimetada ka kui Pool või ühiselt kui Pooled.</text:p>
      <text:p text:style-name="P20"/>
      <text:p text:style-name="P21">1. Lepingu objekt</text:p>
      <text:p text:style-name="P22"/>
      <text:p text:style-name="P23">1.1. Käesoleva Lepinguga kohustub Autokooli osutama Õpilasele viimase poolt valitud<text:s/>sõidukijuhtimise</text:p>
      <text:p text:style-name="P24">kategoorias koolitusteenuseid (edaspidi ka Teenused).</text:p>
      <text:p text:style-name="P25"/>
      <text:p text:style-name="P26">1.2. Autokool kohustub Õpilasele osutama Teenuseid B-kategooria sõidukite juhtimiseks lähtuvalt Õpilase poolt valitud sõidukijuhtimise kategooriast alljärgnevas õppetöö mahus:</text:p>
      <text:p text:style-name="P27"/>
      <text:p text:style-name="P28">1.2.1.<text:s/>B, <text:s/>kategooria: 25 teooriaõppetundi, 28 sõiduõppetundi, kooli teooria- ja sõidueksamit;</text:p>
      <text:p text:style-name="P29"/>
      <text:p text:style-name="P30">1.3. B-kategooria mootorsõiduki juhi juhtimisõiguse saamiseks tuleb Õpilasel juhi esmaõppe algastme käigus läbida libeda- ja pimeda sõidu koolitused. Libedasõidu koolitus</text:p>
      <text:p text:style-name="P31">koosneb kahest (2) teooriatunnist ja ühest (1) sõidutunnist (lisatasu eest vastavalt hinnakirjale).</text:p>
      <text:p text:style-name="P32">Pimeda aja koolitus koosneb ühest (1) teooriatunnist ja ühest (1) sõidutunnist (lisatasu eest</text:p>
      <text:p text:style-name="P33">vastavalt hinnakirjale).</text:p>
      <text:p text:style-name="P34"/>
      <text:p text:style-name="P35">1.4. Õpilane<text:s/>kinnitab soovitud sõidukijuhtimise kategooriat registreerumisel Autokooli</text:p>
      <text:p text:style-name="P36">kodulehel.</text:p>
      <text:p text:style-name="P37"/>
      <text:p text:style-name="P38">1.5. Juhi esmaõppe algastme koolituskursuse käigus peab Õpilane läbima esmaabikoolituse. Esmaabi koolitus viiakse läbi lisatasu eest vastavalt kehtivale hinnakirjale. Esmaabikoolituse kestus on 16 tundi, millest ühe kolmandiku moodustab praktiline osa. Autokool pakub Õpilasele võimaluse</text:p>
      <text:p text:style-name="P39">läbida esmaabikoolitust oma partneril FIE Julia Irha (lisatasu eest vastavalt hinnakirjale). Autokool võib teise esmaabi koolitust läbiviiva teenusepakkuja poolt väljastatud esmaabi tunnistuse vastu võtta juhul, kui esmaabi tunnistus on väljastatud enne Lepingu sõlmimist.</text:p>
      <text:p text:style-name="P40"/>
      <text:p text:style-name="P41">2. Õppimine Autokoolis</text:p>
      <text:p text:style-name="P42"/>
      <text:p text:style-name="P43">2.1. Koolitusteenuste osutamisel lähtub Autokool riiklikust õppekavast ja Autokooli enda poolt</text:p>
      <text:p text:style-name="P44">koostatud õppekavast.</text:p>
      <text:p text:style-name="P45"/>
      <text:soft-page-break/>
      <text:p text:style-name="Standard"><text:span text:style-name="T46">2.2. Autokool pakub võimaluse läbida liiklusteooriakursust auditoorses või elektroonilises<text:s/></text:span><text:span text:style-name="T47">õppevormis.</text:span><text:s/>Liikluslabi elektroonilises keskkonnas või Teooria.ee.<text:s/>Elektroonilises õppevormis jääb Õpilasel võimalus esitada õppejõule küsimusi ja saada enda esitatud küsimustele vastuseid.<text:s/><text:span text:style-name="T48">Pärast iga liiklus</text:span><text:span text:style-name="T49">teooriaõppetundi on Õpilasel võimalik läbiviidud õppetundi järele vaadata. Autokool võib Õpilase õppel kasutada täiendavalt ka iseseisvat õpet, mida ei arvestata vähimate õppemahtude hulka.</text:span></text:p>
      <text:p text:style-name="P50"/>
      <text:p text:style-name="P51">2.3. Teooriakursuse õppetunni ära jäämise või ajakava muutmise korral (eelkõige õppejõu</text:p>
      <text:p text:style-name="P52">haigestumise korral, muul Autokoolist sõltumata põhjusel või väljaspool Autokooli mõjupiirkonda</text:p>
      <text:p text:style-name="P53">esinenud sündmuse korral) teavitab Autokool Õpilast viivitamata sellest ning esimesel võimalusel,</text:p>
      <text:p text:style-name="P54">kuid mitte hiljem kui teooriakursust<text:s/>korraldamist takistava asjaolu äralangemisel, määrab uue</text:p>
      <text:p text:style-name="P55">õppetunni aja, asukoha ja viisi ning teavitab Õpilast sellest.</text:p>
      <text:p text:style-name="P56"/>
      <text:p text:style-name="P57">2.4. Pärast teooriakursuse läbimist peab Õpilane sooritama teooriaeksami. Autokool edastab Õpilasele individuaalse koodi teooriaeksami<text:s/>sooritamiseks e-keskkonna kaudu. Õpilane võib kasutada edastatud koodi eksami sooritamiseks 30 päeva jooksul tasuta. Kui koodi ei kasutata 30 päeva jooksul või kui eksamit ei sooritata, loetakse järgmist katset korduseksamiks. Teooriaeksami</text:p>
      <text:p text:style-name="P58">sooritamiseks antakse Õpilasele üks (1) katse. Alates teisest (2) katsest võetakse teooriaeksami</text:p>
      <text:p text:style-name="P59">sooritamiseks lisatasu vastavalt kehtivale hinnakirjale.</text:p>
      <text:p text:style-name="P60"/>
      <text:p text:style-name="P61">2.5. Õpilane peab teooriakursuse läbima, sealhulgas teooriaeksami sooritama, kuue (6) kuu jooksul</text:p>
      <text:p text:style-name="P62">alates Lepingu allkirjastamise kuupäevast. Juhul, kui teooriakursus jääb läbimata, sealhulgas ka</text:p>
      <text:p text:style-name="P63">teooriaeksam sooritamata, tasutud õppetasu ei tagastata. Teooriakursuse pikendamise eest on</text:p>
      <text:p text:style-name="P64">Autokoolil õigus Õpilaselt nõuda lisatasu vastavalt hinnakirjale. Juhul, kui Õpilane<text:s/>pole kuue (6)</text:p>
      <text:p text:style-name="P65">kuu jooksul alates Lepingu allkirjastamise kuupäevast teooriaeksamit sooritanud ning avaldab</text:p>
      <text:p text:style-name="P66">soovi teooriaeksamit sooritada, on Autokoolil õigus nõuda Õpilaselt lisatasu teooriaeksami</text:p>
      <text:p text:style-name="P67">läbiviimiseks vastavalt kehtivale hinnakirjale.</text:p>
      <text:p text:style-name="P68"/>
      <text:p text:style-name="P69">2.6. Õppesõidu aeg lepitakse eraldi kokku mootorsõidukijuhi õpetajaga (edaspidi ka Õpetaja) , kellegavon Autokoolil sõlmitud Teenuste osutamiseks leping.</text:p>
      <text:p text:style-name="P70"/>
      <text:p text:style-name="P71">2.7. Juhul, kui Õpilane ei saa Õpetajaga kokkulepitud sõidutunni ajal osaleda, peab Õpilane sellest</text:p>
      <text:p text:style-name="P72">Õpetajat teavitada vähemalt 24 tundi enne sõidutunni algust.</text:p>
      <text:p text:style-name="P73"/>
      <text:p text:style-name="P74">2.8. Juhul, kui Õpilane teavitab sõidutunnil mitteosalemisel Õpetajat hiljem kui 24 tundi enne</text:p>
      <text:p text:style-name="P75">sõidutunni algust või jätab kokku lepitud sõidutunnile mitteilmumisel, sõidutunnist loobumisel või</text:p>
      <text:p text:style-name="P76">hilinemisel üle 15 minuti ilma eelneva teavituseta, loetakse sõidutund kasutatuks ning tasutud</text:p>
      <text:p text:style-name="P77">raha ei tagastata. Muudel põhjustel (näiteks Õpetajast tuleneval põhjusel või süül, auto rikke</text:p>
      <text:p text:style-name="P78">korral) ära jäetud sõidutunnid toimuvad uuel ajal.</text:p>
      <text:p text:style-name="P79"><text:tab/></text:p>
      <text:p text:style-name="P80">2.9. Juhul, kui Õpilane ei saa teisest Autokooli pakutavast koolitusest (näiteks esmaabikoolitus, libedaja pimeda sõidu koolitused jm), kuhu ta on ennast registreerinud, osa võtta, siis Õpilane on</text:p>
      <text:p text:style-name="P81">kohustatud oma mitteosalemisest kirjalikult teavitama Autokooli vähemalt<text:s/>48 tundi enne</text:p>
      <text:p text:style-name="P82">koolituse algust, saates e-kirja aadressile: Evgenikoval10@gmail.com. Õpilase poolse õigeaegse</text:p>
      <text:p text:style-name="P83">teavitamiskohustuse täitmata jätmisel ei tagasta Autokool koolituse eest tasutud raha.</text:p>
      <text:p text:style-name="P84"/>
      <text:p text:style-name="P85">2.10. Õpilastel, kes on läbinud kohustuslikud teooria- ja<text:s/>sõidutunnid ning kellel ei ole Autokooli ees</text:p>
      <text:p text:style-name="P86">rahalist võlgnevust, on õigus sooritada kooli sõidueksamit. Sõidueksami sooritamiseks antakse</text:p>
      <text:p text:style-name="P87">Õpilasele kolm (3) katset. Alates neljandast (4) katsest võetakse Õpilaselt sõidueksami</text:p>
      <text:p text:style-name="P88">sooritamiseks lisatasu vastavalt kehtivale hinnakirjale. Kooli sõidueksami läbikukkumise korral</text:p>
      <text:p text:style-name="P89">toimub korduseksam vähemalt ühe (1) nädala pärast tehtud vigade analüüsimist.</text:p>
      <text:p text:style-name="P90"/>
      <text:soft-page-break/>
      <text:p text:style-name="P91">2.11. Pärast koolituskursuse täielikku läbimist ja eksamite sooritamist väljastab Autokool Õpilase</text:p>
      <text:p text:style-name="P92">algatusel viimasele mootorsõidukijuhi koolituskursuse tunnistuse, mis annab Õpilasele õiguse</text:p>
      <text:p text:style-name="P93">taotleda vastava kategooria juhtimisõiguse Transpordiameti teenindusbüroos.</text:p>
      <text:p text:style-name="P94"/>
      <text:p text:style-name="P95">3. Koolituskursusele registreerimine</text:p>
      <text:p text:style-name="P96">3.1. Koolituskursusele registreerimiseks peab Õpilasel olema<text:s/>kehtiv isikutunnistus või muu isikut ja</text:p>
      <text:p text:style-name="P97">elamisluba tõendav dokument.</text:p>
      <text:p text:style-name="P98"/>
      <text:p text:style-name="P99">3.2. Koolituskursusele võetakse õppima B-kategooria mootorsõiduki juhtimisõigust taotlev Õpilane, kes on õppetöö alustamise ajaks vähemalt 15,5-aastane.</text:p>
      <text:p text:style-name="P100"/>
      <text:p text:style-name="P101">3.3. Koolituskursusele vastuvõtmiseks peab Õpilane omama taotletava kategooria mootorsõiduki</text:p>
      <text:p text:style-name="P102">juhtimist lubava märkega kehtivat tervisetõendit.</text:p>
      <text:p text:style-name="P103"/>
      <text:p text:style-name="P104">3.4. Kui koolituslepingu sõlmimise ajal on Õpilane alla 18-aastane isik (alaealine), on Õpilane</text:p>
      <text:p text:style-name="P105">kohustatud teavitama koolituslepingu sõlmimisest oma seaduslikku esindajat. Juhul, kui Koolituse</text:p>
      <text:p text:style-name="P106">eest tasuja ei ole Õpilane, peab Õpilane teatama autokoolile koolituse eest maksnud isiku nime ja</text:p>
      <text:p text:style-name="P107">isikukoodi.</text:p>
      <text:p text:style-name="P108"/>
      <text:p text:style-name="P109">3.5. Alaealise poolt seadusliku esindaja eelneva nõusolekuta sõlmitud Leping on tühine, välja arvatud, kui seaduslik esindaja Lepingu sõlmimise hiljem heaks kiidab. Kui alaealise Õpilase seaduslik esindaja on andnud oma nõusoleku Lepingu sõlmimiseks või selle heaks kiitnud, siis eeldatakse, et nõusolek või heakskiit kehtib ka kõigi Lepingu ja selle<text:s/>täitmisega seotud toimingute ja tahteavalduste suhtes.</text:p>
      <text:p text:style-name="P110"/>
      <text:p text:style-name="P111">3.6. Koolituskursusele registreerimiseks peab Õpilane täitma Autokooli kodulehel www.alfapro.ee</text:p>
      <text:p text:style-name="P112">registreerimisvormi. Registreerimisvormi kättesaamisel teavitab Autokool Õpilast tema valitud</text:p>
      <text:p text:style-name="P113">kursusele<text:s/>registreerimisest ja edastab Lepingu allkirjastamiseks e-posti teel. Peale Lepingu</text:p>
      <text:p text:style-name="P114">allkirjastamise aktiveerib Autokool Õpilasele konto e-keskkonnas ja edastab lisaks Õpilasele konto</text:p>
      <text:p text:style-name="P115">kasutajanime ja parooli. Nii auditoorse kui ka elektroonilise õppevormis korraldava</text:p>
      <text:p text:style-name="P116">liiklusteooriakursuse korraldamise ja läbiviimise aja, asukoha ja viisi kohta teavitab Autokool</text:p>
      <text:p text:style-name="P117">Õpilast hiljemalt Lepingu sõlmimise kuupäeval.</text:p>
      <text:p text:style-name="P118"/>
      <text:p text:style-name="P119">4. Autokooli õigused ja kohustused</text:p>
      <text:p text:style-name="P120"/>
      <text:p text:style-name="P121">4.1. Autokool kohustub Õpilase poolt valitud koolituskursust läbi<text:s/>viima vastavalt riiklikule ja kooli enda koostatud õppekavadele.</text:p>
      <text:p text:style-name="P122"/>
      <text:p text:style-name="P123">4.2. Autokool kohustub õppetööks tagama õppetööks vajalikud tehnilised vahendid ja nende vastavuse kasutamise eeskirjadele ja ohutuse nõuetele.</text:p>
      <text:p text:style-name="P124"/>
      <text:p text:style-name="P125">4.3. Autokool kohustub Õpilasele väljastama koolituskursuse õpingukaarti. Iga õppesõidu alustamisel märgib Õpetaja õpingukaardile õppesõidu läbiviimise kuupäeva, kellaaja ja õppekava kohase teema. Iga õppesõidu lõpus märgib Õpetaja õpingukaardile õppesõidutundide arvu ja hinnangu Õpilase oskuste kohta. Paberkandjal oleva õpingukaardi sissekannete õigsust kinnitavad õppesõidu lõpus Õpilane ja Õpetaja oma allkirjaga, elektroonilise õpingukaardi puhul toimub sõiduõppe sissekannete õigsuse kinnitamine elektroonilise õpingukaardi keskkonnas, millesse sisenemine nõuab Õpetaja ja Õpilase autentimist.</text:p>
      <text:p text:style-name="P126"/>
      <text:p text:style-name="P127">4.4. Autokoolil on õigus kõrvaldada Õpilase ajutiselt sõidutundist ilma seda hüvitamata, kui Õpilase</text:p>
      <text:p text:style-name="P128">tervislik seisund ei vasta sõidukijuhile esitatavale nõuetele.</text:p>
      <text:p text:style-name="P129"/>
      <text:soft-page-break/>
      <text:p text:style-name="P130">5. Õpilase õigused ja kohustused</text:p>
      <text:p text:style-name="P131"/>
      <text:p text:style-name="P132">5.1. Õpilane<text:s/>kohustub koolituskursuse eest Autokoolile tasuma kogu kokkulepitud summa.</text:p>
      <text:p text:style-name="P133"/>
      <text:p text:style-name="P134">5.2. Õpilane on kohustatud osalema kõigis kohustuslikes teooritundides ja kokku lepitud aegadel</text:p>
      <text:p text:style-name="P135">sõidutundidel.</text:p>
      <text:p text:style-name="P136">5.3. Õppesõidu ja Autokooli sõidueksami ajal kohustub Õpilane juhinduma, täitma liiklusseaduses ja selle alusel kehtestatud valdkonda reguleerivates määrustes ning muudes õigusaktides sätestatud</text:p>
      <text:p text:style-name="P137">nõudeid ning käituma sõidukit juhtides ettevaatlikult ja hoolsalt.</text:p>
      <text:p text:style-name="P138"/>
      <text:p text:style-name="P139">5.4. Õppesõiduki käitlemisel kohustub Õpilane Autokoolile, Autokooli töötajatele või kolmandatele</text:p>
      <text:p text:style-name="P140">isikutele kahju tekitamisest hoiduma.</text:p>
      <text:p text:style-name="P141"/>
      <text:p text:style-name="P142">5.5. Õpilane kohustub õppesõidu ajaks kaasa võtma koolituskursuse õpingukaardi või tunnistuse ja</text:p>
      <text:p text:style-name="P143">isikut tõendava dokumendi. Õppekaardi puudumisel on Õpetajal õigus sõidutunni<text:s/>läbiviimisest</text:p>
      <text:p text:style-name="P144">keelduda.</text:p>
      <text:p text:style-name="P145"/>
      <text:p text:style-name="P146">5.6. Õpilane ei tohi osaleda õppesõidul või Autokooli sõidueksamil joobeseisundis või alkoholi</text:p>
      <text:p text:style-name="P147">piirmäära ületavas seisundis või liiklusohtlikus terviseseisundis ning narkootilise, psühhotroopse</text:p>
      <text:p text:style-name="P148">või muu sarnase toimega aine mõju all. Eelnimetatud seisundi kahtluse või Õpilase poolse selle</text:p>
      <text:p text:style-name="P149">seisundi tuvastamisest keeldumise korral on Õpetajal õigus sõidutunni läbiviimisest keelduda.</text:p>
      <text:p text:style-name="P150"/>
      <text:p text:style-name="P151">5.7. Juhul, kui õppesõidu või sõidueksami ajal ei täida Õpilane liiklust reguleerivate seadusandlikes</text:p>
      <text:p text:style-name="P152">aktides sätestatud nõudeid, ei juhindu liiklusmärkidest, liiklusekorraldajate märguannetest ega</text:p>
      <text:p text:style-name="P153">mootorsõiduki õpetaja juhistest ning selle tagajärjel saab tema valduses olevat või kasutusse</text:p>
      <text:p text:style-name="P154">antud mootorsõiduk kahjustatud, on Õpilane kohustatud Autokoolile hüvitama 50% tekitatud kahju summast. Ülejäänud kahju kannab mootorsõiduki õpetaja, keda loetakse õppesõidu ajal või sõidupraktika ajal ka juhiks vastavalt kehtivale seadusele. Kahjuhüvitis hõlmab eelkõige sõiduki parandamise mõistlikud kulud ning võimaliku<text:s/>väärtuse vähenemise. Kahjuhüvitise suurust määratakse vastavalt autotöökoda esitatud arve alusel.</text:p>
      <text:p text:style-name="P155"/>
      <text:p text:style-name="P156">5.8. Õpilane on kohustatud peremehelikult majandama tema valduses olevat või kasutusse antud</text:p>
      <text:p text:style-name="P157">Autokooli varustust, sh mootorsõiduki õpetaja mootorsõidukit tagama selle säilimise, korrashoiu, sihipärase kasutamise ja tagastamise samas seisukorras, millisena varustus Õpilasele tema valdusse või kasutusse anti. Autokooli varustuse kahjustatuna tagastamise, selle seisukorra halvendamise või selle Autokoolile tagastamata jätmise korral on Autokoolil õigus Õpilaselt nõuda tekitatud kahju hüvitamist.</text:p>
      <text:p text:style-name="P158"/>
      <text:p text:style-name="P159">5.9. Õpilasel on õigus mõjuval põhjusel vahetada mootorsõidukijuhi õpetajat, teavitades sellest</text:p>
      <text:p text:style-name="P160">Autokooli, kes määrab talle asendusõpetaja.</text:p>
      <text:p text:style-name="P161"/>
      <text:p text:style-name="P162">5.10. Õpilasel on õigus jälgida oma õppetöö kulgu, esitada Õpetajale õppetöö käigus küsimusi ning</text:p>
      <text:p text:style-name="P163">saada esitatud küsimustele vastuseid.</text:p>
      <text:p text:style-name="P164"/>
      <text:p text:style-name="P165">5.11. Õpilast eelnevalt hoiatamata või Õpetaja süül etteteatamata ära jäänud sõidutunni korral on</text:p>
      <text:p text:style-name="P166">Õpilasel õigus saada uus tasuta sõidutund.</text:p>
      <text:p text:style-name="P167"/>
      <text:p text:style-name="P168">5.12.<text:s/>Õpilasel on õigus võtta lisasõidutundi eraldi tasu eest vastavalt kehtivale hinnakirjale.</text:p>
      <text:p text:style-name="P169"/>
      <text:p text:style-name="P170">5.13. Õpilasel on õigus pöörduda Autokooli juhtkonna poole koolituskursust puudutava korralduse või</text:p>
      <text:p text:style-name="P171">õppekavaga tutvumiseks, vaidluste ja probleemide lahendamiseks<text:s/>või muu koolituskursusega</text:p>
      <text:soft-page-break/>
      <text:p text:style-name="P172">seotud informatsiooni saamiseks.</text:p>
      <text:p text:style-name="P173"/>
      <text:p text:style-name="P174">6. Õppemaksu tasumise kord</text:p>
      <text:p text:style-name="P175"/>
      <text:p text:style-name="P176">6.1. Õpilane saab osaleda koolituskursustel juhul, kui ta on Autokooli vastu võetud ning õppemaks on tasutud vastavalt kehtivale hinnakirjale. Hinnakiri on Lepingu osa,<text:s/>kus on ära märgitud Autokooli poolt Õpilasele osutatavate Teenuste hinnad.</text:p>
      <text:p text:style-name="P177"/>
      <text:p text:style-name="P178">6.2. Lisateenuste hinnad on kehtestatud Autokooli hinnakirjas.</text:p>
      <text:p text:style-name="P179"/>
      <text:p text:style-name="P180">6.3. Autokoolil on õigus kehtivat hinnakirja ühepoolselt muuta, teatades hinnakirja muudatustest</text:p>
      <text:p text:style-name="P181">Õpilasele Autokooli kirjalikult taasesitamist võimaldavas vormis (näiteks kodulehel, paberkandjal,</text:p>
      <text:p text:style-name="P182">e-posti teel või muul viisil) vähemalt üks (1) kuu enne muudatuste jõustumist ette. Kui Õpilane ei</text:p>
      <text:p text:style-name="P183">ole hinnakirjas kehtestatud muudatustega nõus, võib ta muudetava Lepingu üles öelda, teatada</text:p>
      <text:p text:style-name="P184">käesoleva Lepingu punktis 6.3. nimetatud tutvumistähtaja jooksul sellest Autokoolile kirjalikult või</text:p>
      <text:p text:style-name="P185">muul kokkulepitud viisil, sealjuures täites kõik oma Lepingust tulenevad kohustused.</text:p>
      <text:p text:style-name="P186"/>
      <text:p text:style-name="P187">6.4. Õpilane on kohustatud tasuma õppemaksu teooriakursuse eest vastavalt kehtestatud Autokooli</text:p>
      <text:p text:style-name="P188">hinnakirja. Õppemaks tuleb tasuda seitsme (7) kalendripäeva jooksul pärast Lepingu sõlmimist</text:p>
      <text:p text:style-name="P189">Autokooli arvelduskontole või sularahas. Teooriakursuse eest on võimalik samuti tasuda kahes</text:p>
      <text:p text:style-name="P190">osas Autokooli arvelduskontole või sularahas. Kahes osas tasumise puhul on Õpilane kohustatud</text:p>
      <text:p text:style-name="P191">esimese sissemakse tegema seitsme (7) kalendripäeva jooksul ning teise sissemakse 30</text:p>
      <text:p text:style-name="P192">kalendripäeva jooksul pärast Lepingu sõlmimist. Arvelduskontole makse tegemisel tuleb märkida</text:p>
      <text:p text:style-name="P193">järgmised<text:s/>andmed:</text:p>
      <text:p text:style-name="P194"/>
      <text:p text:style-name="P195">6.4.1. Saaja andmed: Alfa Pro OÜ</text:p>
      <text:p text:style-name="P196"/>
      <text:p text:style-name="P197">6.4.2. IBAN: EE362200221045532367 Swedbank</text:p>
      <text:p text:style-name="P198"/>
      <text:p text:style-name="P199">6.4.3. Selgitus: Õpilase ees- ja perekonnanimi, kelle eest tasutakse.</text:p>
      <text:p text:style-name="P200"/>
      <text:p text:style-name="P201">6.5. Õpilane on kohustatud tasuma õppemaksu vastavalt kehtestatud Autokooli maksetingimustele.</text:p>
      <text:p text:style-name="P202"/>
      <text:p text:style-name="P203">6.6. Õppemaks loetakse tasutuks hetkest, mil Õpilase nimel tasutud summa laekub Autokooli</text:p>
      <text:p text:style-name="P204">arvelduskontole või makstakse sularahas kohapeal Autokoolis.</text:p>
      <text:p text:style-name="P205"/>
      <text:p text:style-name="P206">6.7. Võlgnevuse olemasolul, sh Õpilase poolse õppemaksu maksmise kohustuse täitmisega viivitami sekorral, on Autokoolil õigus Õpilaselt nõuda viivist 0,15% tasumisele kuuluvast summast, alates õppemaksu tasumise kohustuse sissenõutavaks muutumisest (ehk alates seitsme (7)</text:p>
      <text:p text:style-name="P207">kalendripäevale järgnevast kalendripäevast tasumata summast iga tasumisega viivitatud</text:p>
      <text:p text:style-name="P208">kalendripäeva eest) kuni tasumisele kuuluva summa täieliku tasumiseni.</text:p>
      <text:p text:style-name="P209"/>
      <text:p text:style-name="P210">7. Isikuandmete töötlemise põhimõtted</text:p>
      <text:p text:style-name="P211"/>
      <text:p text:style-name="P212">7.1. Mõisted</text:p>
      <text:p text:style-name="P213"/>
      <text:p text:style-name="P214">7.1.1. Õpilane on füüsilisest isikust klient ja andmesubjekt, kes kasutab, on kasutanud või on avaldanud soovi kasutada Autokooli<text:s/>poolt osutatavaid või vahendatavaid teenuseid, või on muul viisil seotud Autokooli poolt osutatavate teenustega.</text:p>
      <text:p text:style-name="P215"/>
      <text:p text:style-name="P216">7.1.2. Isikuandmed on teave füüsilise isiku (andmesubjekti) kohta, millega teda saab otseselt või</text:p>
      <text:p text:style-name="P217">kaudselt tuvastada selliste identifitseerimis- või muude tuvastamist tunnuste või nende</text:p>
      <text:soft-page-break/>
      <text:p text:style-name="P218">kombinatsioonide järgi, mis sidevõrgus aitavad jõuda konkreetse füüsilise isikuni.</text:p>
      <text:p text:style-name="P219"/>
      <text:p text:style-name="P220">7.1.3. Kliendiandmed on Autokoolile teada olev igasugune teave Õpilase kohta.</text:p>
      <text:p text:style-name="P221"/>
      <text:p text:style-name="P222">7.1.4. Isikuandmete töötlemine on isikuandmetega<text:s/>seotud mistahes tehtav automatiseeritud või</text:p>
      <text:p text:style-name="P223">automatiseerimata toiming või toimingute kogum (sh kogumine, dokumenteerimine,</text:p>
      <text:p text:style-name="P224">korrastamine, struktureerimine, säilitamine, kohandamine ja muutmine, päringute tegemine,</text:p>
      <text:p text:style-name="P225">lugemine, kasutamine, edastamise, levitamise või muul moel kättesaadavaks tegemise teel</text:p>
      <text:p text:style-name="P226">avalikustamine, ühitamine või ühendamine, piiramine, kustutamine või hävitamine).</text:p>
      <text:p text:style-name="P227"/>
      <text:p text:style-name="P228">7.1.5. Vastutav töötleja on Autokool, kes määrab isikuandmete töötlemise eesmärgid ja vahendid.</text:p>
      <text:p text:style-name="P229"/>
      <text:p text:style-name="P230">7.1.6. Volitatud töötleja on<text:s/>iga füüsiline või juriidiline isik, kes töötleb isikuandmeid Autokooli nimel.</text:p>
      <text:p text:style-name="P231"/>
      <text:p text:style-name="P232">7.1.7. Vastuvõtja on füüsiline või juriidiline isik, avaliku sektori asutus, amet või muu organ, kellele</text:p>
      <text:p text:style-name="P233">isikuandmed avaldatakse, olenemata sellest, kas tegemist on kolmanda isikuga või mitte.</text:p>
      <text:p text:style-name="P234">Vastuvõtjaiks ei peeta siiski avaliku sektori asutusi, kes võivad kooskõlas Euroopa Liidu või</text:p>
      <text:p text:style-name="P235">liikmesriigi õigusega saada isikuandmeid seoses konkreetse päringuga; nimetatud avaliku sektori</text:p>
      <text:p text:style-name="P236">asutused töötlevad kõnealuseid andmeid kooskõlas kohaldatavate andmekaitsenormidega</text:p>
      <text:p text:style-name="P237">vastavalt töötlemise eesmärkidele</text:p>
      <text:p text:style-name="P238"/>
      <text:p text:style-name="P239">7.1.8. Kolmas isik on füüsiline või juriidiline isik, avaliku sektori asutus, amet või organ, välja arvatud</text:p>
      <text:p text:style-name="P240">andmesubjekt, vastutav töötleja, volitatud töötleja ja isikud, kes võivad isikuandmeid töödelda</text:p>
      <text:p text:style-name="P241">vastutava töötleja või volitatud töötleja otseses alluvuses.</text:p>
      <text:p text:style-name="P242"/>
      <text:p text:style-name="P243">7.1.9. Õpilase „nõusolek” on vabatahtlik, konkreetne, teadlik ja ühemõtteline tahteavaldus, millega</text:p>
      <text:p text:style-name="P244">Õpilane kui andmesubjekt kas avalduse vormis või selge nõusolekut väljendava<text:s/>tegevusega</text:p>
      <text:p text:style-name="P245">nõustub tema kohta käivate isikuandmete töötlemisega.</text:p>
      <text:p text:style-name="P246"/>
      <text:p text:style-name="P247">7.2. Üldsätted</text:p>
      <text:p text:style-name="P248"/>
      <text:p text:style-name="P249">7.2.1. Isikuandmete töötlemine toimub Euroopa Parlamendi ja nõukogu 27. aprilli määruses (EL)</text:p>
      <text:p text:style-name="P250">2016/679 füüsiliste isikute kaitse kohta isikuandmete töötlemisel ja selliste andmete vaba</text:p>
      <text:p text:style-name="P251">liikumise ning direktiivi 96/95/46/EÜ kehtetuks tunnistamise kohta (isikuandmete kaitse</text:p>
      <text:p text:style-name="P252">üldmäärus), isikuandmete kaitse seaduses, muudes asjakohastes õigusaktides ning käesolevates</text:p>
      <text:p text:style-name="P253">isikuandmete töötlemise põhimõtetes sätestatud nõuete kohaselt.</text:p>
      <text:p text:style-name="P254"/>
      <text:p text:style-name="P255">7.2.2. Autokool viitab isikuandmete töötlemise põhimõtetele Õpilasega Lepingu sõlmimisel, talle</text:p>
      <text:p text:style-name="P256">teenuste, toodete ja/või e-keskkonna pakkumisel. Lisaks, Autokool võimaldab Õpilasele</text:p>
      <text:p text:style-name="P257">käesolevate isikuandmete töötlemise põhimõtetega tutvuda.</text:p>
      <text:p text:style-name="P258"/>
      <text:p text:style-name="P259">7.2.3.<text:s/>Isikuandmete töötlemise põhimõtted on koolitusteenuste osutamisel Lepingu lahutamatu osa</text:p>
      <text:p text:style-name="P260">ning Autokoolil on õigus eeldada, et Õpilane on isikuandmete töötlemise põhimõtetest teadlik ja</text:p>
      <text:p text:style-name="P261">nendega tutvunud.</text:p>
      <text:p text:style-name="P262"/>
      <text:p text:style-name="P263">7.2.4. Autokool tagab Õpilase andmete konfidentsiaalsuse ja töötlemise seaduslikkuse Eesti Vabariigile</text:p>
      <text:p text:style-name="P264">siduvate õigusaktidega ette nähtud korras.</text:p>
      <text:p text:style-name="P265"/>
      <text:p text:style-name="P266">7.2.5. Autokool kasutab isikuandmeid käesolevates isikuandmete töötlemise põhimõtetes sätestatud</text:p>
      <text:soft-page-break/>
      <text:p text:style-name="P267">viisil ja üksnes eesmärgil, milleks Autokool kogus Õpilase kohta<text:s/>kliendisuhte raames teatavaks</text:p>
      <text:p text:style-name="P268">saanud isikuandmeid ning selle eesmärgi täitmiseks vajalikus ulatuses.</text:p>
      <text:p text:style-name="P269"/>
      <text:p text:style-name="P270">7.2.6. Autokool töötleb Õpilase andmeid viisil, mis tagab viimase andmete asjakohase turvalisuse,</text:p>
      <text:p text:style-name="P271">sealhulgas kaitseb loata või ebaseadusliku töötlemise eest ning juhusliku kaotamise, hävitamise</text:p>
      <text:p text:style-name="P272">või kahjustumise eest, kasutades asjakohaseid tehnilisi või korralduslikke meetmeid</text:p>
      <text:p text:style-name="P273">7.2.7. Autokooli töötajad on õigusaktide ja nendega sõlmitud töö- või muu sarnase lepingu kohaselt</text:p>
      <text:p text:style-name="P274">kohustatud hoidma Õpilase andmeid konfidentsiaalsena tähtajatult ja vastutavad eeltoodud</text:p>
      <text:p text:style-name="P275">kohustuste rikkumise eest. Töötajal on õigus töödelda Õpilase andmeid üksnes ulatuses, mis on</text:p>
      <text:p text:style-name="P276">vajalik talle määratud tööülesannete täitmiseks.</text:p>
      <text:p text:style-name="P277"/>
      <text:p text:style-name="P278">7.2.8. Autokool võib isikuandmete töötlemiseks kasutada<text:s/>tema lepingupartnereid, kes peavad kooskõlas kohalduva õigusega isikuandmete töötlemisel järgima Autokooli juhiste kohaselt käesolevaid isikuandmete töötlemise põhimõtteid, rakendama asjakohaseid turvameetmeid ning tagama Õpilase andmete töötlemise seaduslikkuse ja konfidentsiaalsuse. Lepingupartneritel on õigus Õpilase isikuandmeid töödelda üksnes ulatuses, mis on neile vajalik täitmaks Autokooli poolt</text:p>
      <text:p text:style-name="P279">määratud eesmärke ja ülesandeid.</text:p>
      <text:p text:style-name="P280"/>
      <text:p text:style-name="P281">7.3. Isikuandmete töötlemise õiguslikud alused ja eesmärgid</text:p>
      <text:p text:style-name="P282"/>
      <text:p text:style-name="P283">7.3.1. Autokool kogub Õpilase andmeid täpselt ja selgelt kindlaksmääratud ning õiguspärastel</text:p>
      <text:p text:style-name="P284">eesmärkidel ning neid ei töödelda hiljem viisil, mis on nende eesmärkidega vastuolus.</text:p>
      <text:p text:style-name="P285"/>
      <text:p text:style-name="P286">7.3.2. Autokool töötleb Õpilase andmeid Lepingu täitmiseks ja haldamiseks.<text:s/>Isikuandmete töötlemise</text:p>
      <text:p text:style-name="P287">eesmärgid on järgmised:</text:p>
      <text:p text:style-name="P288"/>
      <text:p text:style-name="P289">7.3.2.1. Lepingu sõlmimisele eelnevate meetmete võtmine vastavalt Õpilase taotlusele;</text:p>
      <text:p text:style-name="P290"/>
      <text:p text:style-name="P291">7.3.2.2. Õpilasega Lepingu sõlmimine;</text:p>
      <text:p text:style-name="P292"/>
      <text:p text:style-name="P293">7.3.2.3. Õpilase osalusel sõlmitud Lepingu täitmine, haldamine, muutmine ja lõpetamine</text:p>
      <text:p text:style-name="P294"/>
      <text:p text:style-name="P295">7.3.2.4. Õpilasele koolitusteenuste ja toodete pakkumine ning osutamine;</text:p>
      <text:p text:style-name="P296"/>
      <text:p text:style-name="P297">7.3.2.5. Õpilase parema teeninduse tagamine, sealhulgas e-keskkonna ja teenuste kvaliteedi või Õpilase rahulolu mõõtmine;</text:p>
      <text:p text:style-name="P298"/>
      <text:p text:style-name="P299">7.3.2.6. Autokooli Teenuste ja äritegevuse arendamine;</text:p>
      <text:p text:style-name="P300"/>
      <text:p text:style-name="P301">7.3.2.7. Teenuste osutamisega seotud võimalike äririskide või kahjude hindamine ja ennetamine;</text:p>
      <text:p text:style-name="P302"/>
      <text:p text:style-name="P303">7.3.2.8. Koolitusteenustele ja toodetele ligipääsu võimaldamine;</text:p>
      <text:p text:style-name="P304"/>
      <text:p text:style-name="P305">7.3.2.9. Autokooli poolt Õpilase kursustele registreerimine;</text:p>
      <text:p text:style-name="P306"/>
      <text:p text:style-name="P307">7.3.2.10. Autokooli poolt õpitulemite registreerimine ja õpilasele kuvamine;</text:p>
      <text:p text:style-name="P308"/>
      <text:p text:style-name="P309">7.3.2.11. Õpilasega sõlmitud Lepinguga seotud teenuste eest tasude arvestamine, teadete ja</text:p>
      <text:p text:style-name="P310">arvete koostamine ning saatmine;</text:p>
      <text:p text:style-name="P311"/>
      <text:p text:style-name="P312">7.3.2.12. Õpilasega sõlmitud Lepingust või Õpilasele osutatava koolitusteenusega<text:s/>seotud</text:p>
      <text:soft-page-break/>
      <text:p text:style-name="P313">Lepingust tulenevate õiguste teostamine;</text:p>
      <text:p text:style-name="P314"/>
      <text:p text:style-name="P315">7.3.3. Autokool töötleb Õpilase andmeid seadusest tulenevate kohustuste täitmiseks. Isikuandmete</text:p>
      <text:p text:style-name="P316">töötlemise eesmärgid on näiteks järgmised:</text:p>
      <text:p text:style-name="P317"/>
      <text:p text:style-name="P318">7.3.3.1. Õpilase ja vajadusel tema seadusliku esindaja<text:s/>isikusamasuse tuvastamine ja kontrollimine;</text:p>
      <text:p text:style-name="P319">7.3.3.2. Õpilase andmete kontrollimine, parandamine, täiendamine ning nende ajakohastatuna ja õigena hoidmine ja tagamine;</text:p>
      <text:p text:style-name="P320"/>
      <text:p text:style-name="P321">7.3.3.3. Juhtumite, sealhulgas ka isikuandmete seotud rikkumiste, haldamine;</text:p>
      <text:p text:style-name="P322"/>
      <text:p text:style-name="P323">7.3.3.4. täita seadusjärgseid kohustusi (näiteks andmete edastamine uurimisasutusele, õigusaktidest</text:p>
      <text:p text:style-name="P324">tulenevate kohustuste täitmine teenuste osutamisel jne);</text:p>
      <text:p text:style-name="P325"/>
      <text:p text:style-name="P326">7.3.4. Autokool võib töödelda Õpilase andmeid ka õigustatud huvi korral, mille raames on Õpilase</text:p>
      <text:p text:style-name="P327">andmete töötlemine on vajalik ning mis ei kaalu üles Õpilase huvid või põhiõigused ja -vabadused,</text:p>
      <text:p text:style-name="P328">mille nimel tuleb kaitsta isikuandmeid. Selline andmete töötlemine põhineb näiteks järgmistel</text:p>
      <text:p text:style-name="P329">eesmärkidel:</text:p>
      <text:p text:style-name="P330"/>
      <text:p text:style-name="P331">7.3.4.1. Autokooli äritegevuse, teenuste ja toodete haldamine, arendamine, parandamine ja uurimine;</text:p>
      <text:p text:style-name="P332"/>
      <text:p text:style-name="P333">7.3.4.2. Analüüside, uuringute ja statistika koostamine;</text:p>
      <text:p text:style-name="P334"/>
      <text:p text:style-name="P335">7.3.4.3. Autokooli osutatavate teenuste täiustamine ning Õpilase jaoks teenuste kasutajakogemuse</text:p>
      <text:p text:style-name="P336">parandamine (näiteks käbi Õpilastelt tagasiside küsimise teenuste ja protsesside kohta. Tagasiside</text:p>
      <text:p text:style-name="P337">andmine on Õpilase jaoks vabatahtlik);</text:p>
      <text:p text:style-name="P338"/>
      <text:p text:style-name="P339">7.3.4.4. Õpilasele Autokooli poolt valitud lepingupartnerite teenuste pakkumine ja osutamine;</text:p>
      <text:p text:style-name="P340"/>
      <text:p text:style-name="P341">7.3.4.5. Õpilase kaebuste menetlemine ja selleks vajaliku teabe säilitamine;</text:p>
      <text:p text:style-name="P342"/>
      <text:p text:style-name="P343">7.3.4.6. Õpilase, Autokooli töötajate huvide kaitsmine, sealhulgas ka turvameetmete kasutusele</text:p>
      <text:p text:style-name="P344">võtmine;</text:p>
      <text:p text:style-name="P345"/>
      <text:p text:style-name="P346">7.3.4.7. Teenuste väärkasutamise, ebaseadusliku kasutamise või häirimise ennetamine, piiramine ja</text:p>
      <text:p text:style-name="P347">uurimine ning teenuste nõuetekohase osutamise tagamine, sealhulgas ka teenustega seotud</text:p>
      <text:p text:style-name="P348">andmete turvalisuse tagamine, samuti Autokooli kodulehe täiustamine, arendamine ja</text:p>
      <text:p text:style-name="P349">hooldamine;</text:p>
      <text:p text:style-name="P350"/>
      <text:p text:style-name="P351">7.3.4.8. Nõuete koostamine, esitamine, kaitsmine, tõendamine, üleandmine või müümine, sealhulgas ka</text:p>
      <text:p text:style-name="P352">sellel eesmärgil Õpilase<text:s/>andmete säilitamine.</text:p>
      <text:p text:style-name="P353"/>
      <text:p text:style-name="P354">7.3.5. Avalikes huvides Õpilase andmeid töötleb Autokool õigusaktidest sätestatud eesmärkidel ja</text:p>
      <text:p text:style-name="P355">ulatuses, näiteks Õpilase andmete edastamine Transpordiameti hallatavasse liiklusregistrisse.</text:p>
      <text:p text:style-name="P356"/>
      <text:p text:style-name="P357">7.3.6. Nõusoleku alusel töötleb Autokool<text:s/>Õpilase andmeid, kui ei esine muid seaduslikke aluseid ning Õpilane on andnud selgesõnalise nõusoleku oma andmete töötlemiseks. Sellistel juhtudel peab</text:p>
      <text:p text:style-name="P358">Autokool teavitama Õpilast eraldi töötlemise ühest või mitmest konkreetsest eesmärgist ja</text:p>
      <text:p text:style-name="P359">andmete töötlejast. Õpilase nõusolek on vabatahtlik, konkreetne, teadlik ja ühemõtteline</text:p>
      <text:p text:style-name="P360">tahteavaldus, millega Õpilane kas avalduse vormis või selge nõusolekut väljendava tegevusega</text:p>
      <text:soft-page-break/>
      <text:p text:style-name="P361">nõustub tema kohta käivate isikuandmete töötlemisega. Õpilasel on õigus oma nõusolek igal ajal</text:p>
      <text:p text:style-name="P362">tagasi võtta. Nõusoleku tagasivõtmine ei mõjuta enne tagasivõtmist nõusoleku alusel toimunud</text:p>
      <text:p text:style-name="P363">töötlemise seaduslikkust. Õpilase andmete töötlemisel nõusoleku alusel küsib Autokool Õpilase</text:p>
      <text:p text:style-name="P364">nõusolekut näiteks Õpilaste rahulolu uuringute, analüüside ja<text:s/>statistika tegemiseks.</text:p>
      <text:p text:style-name="P365"/>
      <text:p text:style-name="P366">7.4. Kliendiandmete kogumine ja kategooriad</text:p>
      <text:p text:style-name="P367">7.4.1. Autokool kogub Õpilase andmeid peamiselt Õpilaselt endalt (näiteks teenuse tellimisel, kursusele registreerumisel, Autokoolile infopäringu tegemisel) ning Õpilase poolt teenuste osutamise käigus, samuti välistest allikatest, näiteks avalikud ja eraõiguslikud registrid või muudelt kolmandatelt isikutelt (vt punkt 7.5), kui see on vajalik lepingu täitmiseks või lepingu täitmise tagamiseks, selline andmete töötlemine on ettenähtud õigusaktiga või on andmete töötlemise aluseks Õpilase nõusolek.</text:p>
      <text:p text:style-name="P368"/>
      <text:p text:style-name="P369">7.4.2. Autokool kogub ja töötleb järgmiste füüsiliste isikute andmeid:</text:p>
      <text:p text:style-name="P370"/>
      <text:p text:style-name="P371">7.4.2.1. Autokooli õpilased;</text:p>
      <text:p text:style-name="P372"/>
      <text:p text:style-name="P373">7.4.2.2. Õpilaste seaduslikud esindajad (eelkõige alaealistele osutatavate teenuste puhul);</text:p>
      <text:p text:style-name="P374"/>
      <text:p text:style-name="P375">7.4.2.3. õpilasele osutatavate teenuste eest maksjad;</text:p>
      <text:p text:style-name="P376"/>
      <text:p text:style-name="P377">7.4.2.4. koolitusteenustele avalduste esitajad ja registreerijad;</text:p>
      <text:p text:style-name="P378"/>
      <text:p text:style-name="P379">7.4.3. Oma tegevuses töötleb Autokool järgmiseid Õpilase andmete kategooriaid:</text:p>
      <text:p text:style-name="P380"/>
      <text:p text:style-name="P381">7.4.3.1. Isiklikud andmed, näiteks nimi, isikukood, sünniaeg, isikut tõendava dokumendi andmed,</text:p>
      <text:p text:style-name="P382">kodakondsus, elamisloa andmed;</text:p>
      <text:p text:style-name="P383"/>
      <text:p text:style-name="P384">7.4.3.2. Kontaktandmed, näiteks telefoninumber, e-posti aadress, suhtluskeel;</text:p>
      <text:p text:style-name="P385"/>
      <text:p text:style-name="P386">7.4.3.3. Õigusaktist tuleneva kohustuse täitmisel saadud ja/või loodud andmed, näiteks andmed, mida Autokool peab esitama ametiasutustele, näiteks maksuametile, õiguskaitseasutustele, sealhulgas andmed võlgnevuse kohta;</text:p>
      <text:p text:style-name="P387"/>
      <text:p text:style-name="P388">7.4.3.4. Suhtlusandmed, näiteks Autokooli ja Õpilase vaheline suhtlus e-posti või kirja teel;</text:p>
      <text:p text:style-name="P389"/>
      <text:p text:style-name="P390">7.4.3.5. Perekonna andmed, näiteks teave alaealisest Õpilase perekonna ja muude seotud isikute kohta, kes on Õpilase seaduslik esindaja.</text:p>
      <text:p text:style-name="P391"/>
      <text:p text:style-name="P392">7.4.3.6. Alaealise andmed, näiteks andmed, mida kogutakse ja töödeldakse, kui alaealine kasutab</text:p>
      <text:p text:style-name="P393">Autokooli teenuseid;</text:p>
      <text:p text:style-name="P394"/>
      <text:p text:style-name="P395">7.4.3.7. Konto andmed, näiteks pangakonto number maksesüsteemi kaudu tehingute teostamiseks ja</text:p>
      <text:p text:style-name="P396">tõendamiseks;</text:p>
      <text:p text:style-name="P397"/>
      <text:p text:style-name="P398">7.4.3.8. Andmed eelistuste ja rahulolu kohta, näiteks osutatud teenused, vastused küsitlustele teenuste kvaliteedi parandamiseks ja kasutajakogemuse hindamiseks, kliendi rahulolu.</text:p>
      <text:p text:style-name="P399"/>
      <text:p text:style-name="P400">7.5. Kliendiandmete vastuvõtjad</text:p>
      <text:p text:style-name="P401"/>
      <text:p text:style-name="P402">7.5.1. Teenuste osutamiseks võib Autokool koguda ja jagada Õpilase andmeid järgmiste isikutega:</text:p>
      <text:p text:style-name="P403"/>
      <text:soft-page-break/>
      <text:p text:style-name="P404">7.5.1.1. ametiasutused (näiteks järelevalveasutused, õiguskaitseasutused, maksu- ja tolliamet,</text:p>
      <text:p text:style-name="P405">statistikaamet, transpordiamet,<text:s/>kohtutäiturid, notarid, vaidluste kohtuvälise lahendamise</text:p>
      <text:p text:style-name="P406">organid);</text:p>
      <text:p text:style-name="P407"/>
      <text:p text:style-name="P408">7.5.1.2. registreid pidavad kolmandad isikud (näiteks maksehäireregister, rahvastikuregister, äriregister, pensionikeskus või muud registrid, milles hoitakse või vahendatakse Õpilase andmeid);</text:p>
      <text:p text:style-name="P409">7.5.1.3. finants- ja õigusnõustajad, audiitorid või muud Autokooli teenusepakkujad, Autokooli volitatud</text:p>
      <text:p text:style-name="P410">isikud;</text:p>
      <text:p text:style-name="P411"/>
      <text:p text:style-name="P412">7.5.1.4. nõuete omandajad;</text:p>
      <text:p text:style-name="P413"/>
      <text:p text:style-name="P414">7.5.1.5. pankrotihaldurid;</text:p>
      <text:p text:style-name="P415"/>
      <text:p text:style-name="P416">7.5.1.6. võlgade sissenõudjad nõuete loovutamisel.</text:p>
      <text:p text:style-name="P417"/>
      <text:p text:style-name="P418">7.5.2. Autokool jagab Õpilase<text:s/>andmeid eelnimetatud vastuvõtjatele üksnes ulatuses, mis on vajalik</text:p>
      <text:p text:style-name="P419">konkreetse töötlemise eesmärgi saavutamiseks.</text:p>
      <text:p text:style-name="P420"/>
      <text:p text:style-name="P421">7.5.3. Vastuvõtja võib töödelda Õpilase andmeid Autokooli volitatud töötlejana või iseseisva vastutava töötlejana. Kui vastuvõtja töötleb Õpilase andmeid iseseisva vastutava töötlejana, lasub temale kohustus teavitada Õpilast tema andmete töötlemisest. Vajadusel võib Õpilane vastava teabe</text:p>
      <text:p text:style-name="P422">saamiseks ise pöörduda vastuvõtja poole.</text:p>
      <text:p text:style-name="P423"/>
      <text:p text:style-name="P424">7.5.4. Volitatud töötlejate kasutamisel tagab Autokool, et volitatud töötlejad töötlevad Õpilase andmeid Autokooli juhiste kohaselt ja kooskõlas kohalduva õigusega ning võtavad nõuetekohaseid</text:p>
      <text:p text:style-name="P425">turvameetmeid kasutusele.</text:p>
      <text:p text:style-name="P426"/>
      <text:p text:style-name="P427">7.6. Töötlemise geograafiline piirkond</text:p>
      <text:p text:style-name="P428"/>
      <text:p text:style-name="P429">7.6.1. Kliendiandmeid töödeldakse üldjuhul Euroopa Liidu/ Euroopa Majanduspiirkonna (EL/EMP) piires.</text:p>
      <text:p text:style-name="P430"/>
      <text:p text:style-name="P431">7.6.2. Erandjuhtudel edastatakse kliendiandmed ja töödeldakse neid väljaspool ELi/EMPi asuvates</text:p>
      <text:p text:style-name="P432">riikides. Kliendiandmete edastamine ja töötlemine väljaspool ELi/EMPi võib toimuda üksnes</text:p>
      <text:p text:style-name="P433">eeldusel, et</text:p>
      <text:p text:style-name="P434"/>
      <text:p text:style-name="P435">7.6.2.1.<text:s/>selleks on olemas õiguslik alus ning</text:p>
      <text:p text:style-name="P436"/>
      <text:p text:style-name="P437">7.6.2.2. isikuandmete edastamine toimub väljaspool ELi/EMPi riiki, mille suhtes on Euroopa Komisjon teinud otsuse isikuandmete kaitse piisava taseme tagamise kohta;</text:p>
      <text:p text:style-name="P438"/>
      <text:p text:style-name="P439">7.6.2.3. vastutav töötleja või volitatud töötleja on<text:s/>sätestanud asjakohased kaitsemeetmed ning</text:p>
      <text:p text:style-name="P440">tingimusel, et andmesubjektide kohtulikult kaitstavad õigused ja tõhusad õiguskaitsevahendid on</text:p>
      <text:p text:style-name="P441">kättesaadavad; või</text:p>
      <text:p text:style-name="P442"/>
      <text:p text:style-name="P443">7.6.2.4. konkreetse olukorra jaoks esineb erand ühel järgmistest tingimustest:</text:p>
      <text:p text:style-name="P444"/>
      <text:p text:style-name="P445">7.6.2.4.1. Klient<text:s/>on edastamiseks andnud selgesõnalise nõusoleku pärast seda, kui teda teavitati</text:p>
      <text:p text:style-name="P446">sellise edastamisega tema jaoks kaasnevatest võimalikest ohtudest, mis tulenevad kaitse piisavuse</text:p>
      <text:p text:style-name="P447">otsuse ja asjaomaste kaitsemeetmete puudumisest;</text:p>
      <text:p text:style-name="P448"/>
      <text:soft-page-break/>
      <text:p text:style-name="P449">7.6.2.4.2. edastamine on vajalik Kliendiga sõlmitud Lepingu täitmiseks või Kliendi taotluse alusel</text:p>
      <text:p text:style-name="P450">võetavate lepingueelsete meetmete rakendamiseks;</text:p>
      <text:p text:style-name="P451"/>
      <text:p text:style-name="P452">7.6.2.4.3. edastamine on vajalik Kliendi huvides vastutava töötleja ja muu füüsilise või juriidilise</text:p>
      <text:p text:style-name="P453">isiku vahel lepingu sõlmimiseks või selle lepingu täitmiseks;</text:p>
      <text:p text:style-name="P454"/>
      <text:p text:style-name="P455">7.6.2.4.4. edastamine on vajalik avalikust huvist tulenevatel kaalukatel põhjustel;</text:p>
      <text:p text:style-name="P456"/>
      <text:p text:style-name="P457">7.6.2.4.5. edastamine on vajalik õigusnõuete koostamiseks, esitamiseks või kaitsmiseks;</text:p>
      <text:p text:style-name="P458"/>
      <text:p text:style-name="P459">7.6.2.4.6. edastamine on vajalik, et kaitsta Kliendi<text:s/>või muude isikute olulisi huve, kui Klient on</text:p>
      <text:p text:style-name="P460">füüsiliselt või õiguslikult võimetu nõusolekut andma;</text:p>
      <text:p text:style-name="P461"/>
      <text:p text:style-name="P462">7.6.2.4.7. edastamine tehakse registrist, mis Euroopa Liidu või liikmesriigi õiguse kohaselt on</text:p>
      <text:p text:style-name="P463">mõeldud avalikkuse teavitamiseks ja on tutvumiseks avatud kas laiemale avalikkusele või kõigile,</text:p>
      <text:p text:style-name="P464">kes suudavad tõendada õigustatud huvi, kuid ainult sellisel määral, nagu konkreetsel juhul on</text:p>
      <text:p text:style-name="P465">täidetud tutvumist käsitlevad tingimused, mis on Euroopa Liidu või liikmesriigi õigusega ette</text:p>
      <text:p text:style-name="P466">nähtud.</text:p>
      <text:p text:style-name="P467"/>
      <text:p text:style-name="P468">7.7. Andmete säilitamise periood</text:p>
      <text:p text:style-name="P469"/>
      <text:p text:style-name="P470">7.7.1. Õpilase valitud sõidukijuhtimise kategoorias koolitusega seonduvaid ja vajalikke dokumente, sh Õpilase andmeid, säilitatakse Autokooli arhiivis kolm (3) aastat alates käesoleva Lepingu mõlema poole allakirjutamise kuupäevast eesmärgiga<text:s/>võimaldamaks eelkõige Õpilasel läbida lõppastme koolituse või Autokoolis õppe taastamiseks.</text:p>
      <text:p text:style-name="P471"/>
      <text:p text:style-name="P472">7.7.2. Õpilase andmeid ei töödelda kauem, kui:</text:p>
      <text:p text:style-name="P473"/>
      <text:p text:style-name="P474">7.7.2.1. see on vajalik Õpilase andmete töötlemise eesmärkide saavutamiseks või;</text:p>
      <text:p text:style-name="P475"/>
      <text:p text:style-name="P476">7.7.2.2. see on vajalik õigusaktidest tulenevate kohustuste täitmiseks või andmete säilitamiskohustuse täitmiseks.</text:p>
      <text:p text:style-name="P477"/>
      <text:p text:style-name="P478">7.7.2.3. Autokooli enda õiguste kaitseks Õpilasega sõlmitud lepingust tuleneva või võimaliku vaidluse lahendamiseks.</text:p>
      <text:p text:style-name="P479"/>
      <text:p text:style-name="P480">7.7.3. Autokool säilitab Õpilase andmeid üldjuhul kuni<text:s/>kliendisuhtest tulenevate võimalike nõuete</text:p>
      <text:p text:style-name="P481">koostamiseks, esitamiseks ja kaitsmiseks nende aegumistähtaja lõppemiseni, kui õigusaktist ei</text:p>
      <text:p text:style-name="P482">tulene otsest kohustust säilitada Õpilase andmeid muu tähtaja jooksul.</text:p>
      <text:p text:style-name="P483"/>
      <text:p text:style-name="P484">7.8. Õpilase õigused</text:p>
      <text:p text:style-name="P485"/>
      <text:p text:style-name="P486">7.8.1. Õpilasel on õigus:</text:p>
      <text:p text:style-name="P487"/>
      <text:p text:style-name="P488">7.8.1.1. saada teavet, kas Autokool töötleb tema andmeid ning juhul, kui töötleb, saada teda</text:p>
      <text:p text:style-name="P489">puudutavatele isikuandmetele juurdepääs;</text:p>
      <text:p text:style-name="P490"/>
      <text:p text:style-name="P491">7.8.1.2. nõuda Autokoolilt põhjendamatu viivituseta Õpilast puudutavate ebaõigete isikuandmete</text:p>
      <text:p text:style-name="P492">parandamist;</text:p>
      <text:p text:style-name="P493"/>
      <text:p text:style-name="P494">7.8.1.3.<text:s/>nõuda Autokoolilt võttes arvesse andmete töötlemise eesmärke mittetäielike isikuandmete</text:p>
      <text:p text:style-name="P495">täiendamist, sh täiendava õiendi esitamise teel;</text:p>
      <text:p text:style-name="P496"/>
      <text:p text:style-name="P497">7.8.1.4. nõuda Autokoolilt oma andmete kustutamist (näiteks kui Õpilase andmeid töödeldakse tema</text:p>
      <text:p text:style-name="P498">nõusoleku alusel ning<text:s/>Õpilane on oma nõusoleku tagasi võtnud). Eelnimetatud õigus ei kohaldu</text:p>
      <text:p text:style-name="P499">juhul, kui Õpilase poolt kustutamist soovivaid andmeid töödeldakse ka muudel õiguslike alustel</text:p>
      <text:p text:style-name="P500">(näiteks lepingu või seadusest tulenevate kohustuste täitmiseks, enda õigustatud huvi</text:p>
      <text:p text:style-name="P501">teostamiseks);</text:p>
      <text:p text:style-name="P502">7.8.1.5. nõuda oma isikuandmete töötlemise piiramist järgmistel juhtudel:</text:p>
      <text:p text:style-name="P503"/>
      <text:p text:style-name="P504">7.8.1.5.1. Õpilane vaidlustab isikuandmete õigsuse, ajaks, mis võimaldab Autokoolil isikuandmete</text:p>
      <text:p text:style-name="P505">õigsust kontrollida;</text:p>
      <text:p text:style-name="P506"/>
      <text:p text:style-name="P507">7.8.1.5.2. isikuandmete töötlemine on<text:s/>ebaseaduslik, kuid Õpilane ei taotle isikuandmete</text:p>
      <text:p text:style-name="P508">kustutamist, vaid kasutamise piiramist;</text:p>
      <text:p text:style-name="P509"/>
      <text:p text:style-name="P510">7.8.1.5.3. Autokool ei vaja isikuandmeid enam töötlemise eesmärkidel, kuid need on Õpilasele</text:p>
      <text:p text:style-name="P511">vajalikud õigusnõuete koostamiseks, esitamiseks või kaitsmiseks;</text:p>
      <text:p text:style-name="P512"/>
      <text:p text:style-name="P513">7.8.1.5.4. Õpilane on esitanud isikuandmete töötlemise vastuväite, ajaks, kuni kontrollitakse, kas</text:p>
      <text:p text:style-name="P514">Autokooli õiguspärased põhjused kaaluvad üles andmesubjekti põhjused.</text:p>
      <text:p text:style-name="P515">Kui isikuandmete töötlemist on piiratud, võib Autokool selliseid isikuandmeid töödelda (välja<text:s/>arvatud säilitamine) ainult Õpilase nõusolekul või õigusnõuete koostamiseks, esitamiseks või kaitsmiseks või teise füüsilise või juriidilise isiku õiguste kaitsmiseks või seoses Euroopa Liidu või liikmesriigi olulise avaliku huviga. Autokool teavitab isikuandmete töötlemise piiramist nõudnud Õpilast enneisikuandmete töötlemise piiramise lõpetamist.</text:p>
      <text:p text:style-name="P516"/>
      <text:p text:style-name="P517">7.8.2. esitada igal ajal vastuväiteid oma isikuandmete töötlemisele, kui töötlemine põhineb Autokooli õigustatud huvil, sealhulgas otseturunduse eesmärgil (nt<text:s/>turunduspakkumiste saatmine või küsitlustes osalemine). Vastuväite esitamisel kaalub Autokool, kas Õpilase huvid või põhiõigused ja -vabadused, mille nimel tuleb kaitsta isikuandmeid, eriti juhul kui andmesubjekt on laps, kaaluvad üles Autokooli enda huvid<text:s/>ning lõpetab võimalusel isikuandmete töötlemise. Vastuväidete esitamise õigust ei saa kasutada olukordades, kus:</text:p>
      <text:p text:style-name="P518"/>
      <text:p text:style-name="P519">7.8.2.1. Autokool töötleb Õpilase andmeid lepingu täitmiseks, kuna vastupidisel juhul ei võimalda see Autokoolil täita oma lepingust tulenevaid kohustusi;</text:p>
      <text:p text:style-name="P520"/>
      <text:p text:style-name="P521">7.8.2.2. Autokoolil on vajalik koostada, esitada või kaitsta õigusnõuet (näiteks Autokooli seisukohalt esines Õpilase poolse lepingu rikkumine);</text:p>
      <text:p text:style-name="P522"/>
      <text:p text:style-name="P523">7.8.2.3. Autokool töötleb Õpilase isikuandmeid kehtivast õigusaktist tuleneva kohustuse täitmiseks.</text:p>
      <text:p text:style-name="P524"/>
      <text:p text:style-name="P525">7.8.3. saada oma andmed, mida Õpilane on ise esitanud ning mida töödeldakse tema nõusoleku alusel või lepingu täitmiseks, kirjalikult või üldkasutatavas elektroonilises vormingus, ja kui tehniliselt võimalik, edastada need andmed teisele teenusepakkujale (andmete ülekandmine);</text:p>
      <text:p text:style-name="P526"/>
      <text:p text:style-name="P527">7.8.4. võtta tagasi Autokoolile enda isikuandmete töötlemiseks antud nõusolek. Nõusoleku</text:p>
      <text:p text:style-name="P528">tagasivõtmisel ei töötle Autokool enam Õpilase andmeid eesmärgil, mida tehti Õpilase nõusoleku</text:p>
      <text:p text:style-name="P529">alusel;</text:p>
      <text:p text:style-name="P530"/>
      <text:p text:style-name="P531">7.8.5. esitada kaebuse Andmekaitse<text:s/>Inspektsioonile (veebileht: www.aki.ee), kui Õpilane leiab, et tema andmete töötlemine rikub tema õigusi ja huve kohalduva õiguse kohaselt.</text:p>
      <text:p text:style-name="P532"/>
      <text:p text:style-name="P533">7.9. Kontaktandmed</text:p>
      <text:p text:style-name="P534"/>
      <text:p text:style-name="P535">7.9.1. Õpilane võib Autokooliga ühendust võtta seoses päringutega ja nõusolekute tagasivõtmisega,</text:p>
      <text:p text:style-name="P536">nõuda tema isikuandmete töötlemisel oma õiguste teostamist ning esitada kaebusi seoses tema</text:p>
      <text:p text:style-name="P537">isikuandmete kasutamise või töötlemisega, saates e-kirja aadressil: Evgenikoval10@gmail.com</text:p>
      <text:p text:style-name="P538"/>
      <text:p text:style-name="P539">7.10. Põhimõtete kehtivus ja muudatused</text:p>
      <text:p text:style-name="P540">7.10.1. Autokoolil on õigus<text:s/>käesolevad isikuandmete töötlemise põhimõtteid kooskõlas kehtivate</text:p>
      <text:p text:style-name="P541">õigusaktidega igal ajal ühepoolselt muuta, teavitades Õpilast muudatustest Autokooli kodulehe või</text:p>
      <text:p text:style-name="P542">Õpilastega kokku lepitud sidevahendi kaudu (nt e-posti teel või tekstisõnumiga telefoni teel)</text:p>
      <text:p text:style-name="P543">hiljemalt üks (1) kuu enne muudatuste jõustumist ette.</text:p>
      <text:p text:style-name="P544"/>
      <text:p text:style-name="P545">7.10.2. Autokool kohaldab isikuandmete töötlemise põhimõtteid kõikide klientide nende andmete</text:p>
      <text:p text:style-name="P546">töötlemisel, samuti enne isikuandmete töötlemise põhimõtete jõustumist tekkinud</text:p>
      <text:p text:style-name="P547">kliendisuhetele.</text:p>
      <text:p text:style-name="P548"/>
      <text:p text:style-name="P549">8.<text:s/>Lepingu muutmine</text:p>
      <text:p text:style-name="P550"/>
      <text:p text:style-name="P551">8.1. Lepingut võib muuta ainult Pooltevahelise kirjaliku kokkuleppega. Lepingu muudatused ja</text:p>
      <text:p text:style-name="P552">täiendused vormistatakse kirjalikult ning allkirjastatakse mõlema Poole poolt.</text:p>
      <text:p text:style-name="P553"/>
      <text:p text:style-name="P554">9. Lepingu kehtivus</text:p>
      <text:p text:style-name="P555"/>
      <text:p text:style-name="P556">9.1. Käesolev Leping jõustub selle allkirjastamisel Poolte poolt ning kehtib kuni üks (1) aastat või</text:p>
      <text:p text:style-name="P557">Lepingust tulenevate kohustuste täitmiseni või Lepingu lõpetamiseni muudel alustel.</text:p>
      <text:p text:style-name="P558"/>
      <text:p text:style-name="P559">9.2. Lepingu kuupäevaks loetakse selle sõlmimise kuupäev.</text:p>
      <text:p text:style-name="P560"/>
      <text:p text:style-name="P561">9.3. Pärast käesoleva Lepingu kehtivuse lõppemist võib<text:s/>Õppija Lepingut pikendada, esitades selleks</text:p>
      <text:p text:style-name="P562">Autokoolile oma kirjaliku tahteavalduse. Lepingu pikendamise korral kohaldatakse õppetasu</text:p>
      <text:p text:style-name="P563">vastavalt Lepingu pikendamise kohta kokkuleppe sõlmimise ajal kehtivale Autokooli hinnakirjale.</text:p>
      <text:p text:style-name="P564">Kehtiv hinnakiri on leitav<text:s/>Autokooli kodulehelt.</text:p>
      <text:p text:style-name="P565"/>
      <text:p text:style-name="P566">9.4. Õpilasel on õigus igal ajal käesolev Leping üles öelda, teatades sellest Autokoolile vähemalt kaks (2 kuud) ette. Lepingu ülesütlemise korral tagastab Autokool Õpilasele kõik Õpilase valitud</text:p>
      <text:p text:style-name="P567">sõidukijuhtimise kategoorias koolitusega seotud dokumentide koopiad ja Õpilase poolt tehtud</text:p>
      <text:p text:style-name="P568">ettemaks, millest on maha arvatud koolituse läbiviimiseks Autokooli poolt kantud kulud. Autokooli</text:p>
      <text:p text:style-name="P569">vahetamise korral väljastab lisaks eeltoodule Autokool Õpilasele vastava tõendi, kus on ära toodud</text:p>
      <text:p text:style-name="P570">informatsioon koolituse senise käigu kohta:</text:p>
      <text:p text:style-name="P571"/>
      <text:p text:style-name="P572">9.4.1. täielikult või osaliselt (sellisel juhul millises mahus) läbitud teooriakursuse kohta;</text:p>
      <text:p text:style-name="P573"/>
      <text:p text:style-name="P574">9.4.2. tehtud kohustuslike õppesõidutundide arvu kohta;</text:p>
      <text:p text:style-name="P575"/>
      <text:p text:style-name="P576">9.4.3. läbitud esmaabi, pimeda- ja libedasõidukoolituste<text:s/>kohta;</text:p>
      <text:p text:style-name="P577">Lisaks eelnevale teeb Autokool õpingukaardist koopia, mis antakse Õpilasele kaasa.</text:p>
      <text:p text:style-name="P578"/>
      <text:p text:style-name="P579">9.5. Juhul, kui Õpilane soovib teise autokooli vahetada Autokooli vastu, siis sellisel juhul võtab vajalike dokumentide vormistamise eest Autokool tasu vastavalt<text:s/>kehtivale hinnakirjale.</text:p>
      <text:p text:style-name="P580"/>
      <text:p text:style-name="P581">9.6. Autokool säilitab Õpilase valitud sõidukijuhtimise kategoorias koolitusega seonduvaid ja vajalikke dokumente, sh Õpilase andmeid, Autokooli arhiivis kolm (3) aastat alates käesoleva Lepingu allkirjastamise kuupäevast.</text:p>
      <text:p text:style-name="P582"/>
      <text:p text:style-name="P583">9.7. Kumbki Pool võib tähtajatu Lepingu erakorraliselt üles öelda Lepingu, kui ilmneb, et kõiki</text:p>
      <text:p text:style-name="P584">asjaolusid arvesse võttes ja mõlema Poole huvisid kaaludes ei või oodata, et Lepingut üles öelda</text:p>
      <text:p text:style-name="P585">sooviv Pool jätkaks Lepingu täitmist kuni ülesütlemistähtaja või Lepingu tähtaja möödumiseni.</text:p>
      <text:p text:style-name="P586">Teise Poole lepingulise kohustuse rikkumise korral võib Lepingu üles öelda alles pärast kohustuse</text:p>
      <text:p text:style-name="P587">rikkumise lõpetamiseks määratud mõistliku tähtaja tulemusteta lõppemist. Tähtaja määramine ei</text:p>
      <text:p text:style-name="P588">ole vajalik võlaõigusseaduse § 116 lõike<text:s/>2 punktides 2–4 sätestatud juhtudel. Ülesütlemiseks</text:p>
      <text:p text:style-name="P589">õigustatud isik võib Lepingu üles öelda üksnes mõistliku aja jooksul pärast seda, kui ta</text:p>
      <text:p text:style-name="P590">ülesütlemise aluseks olnud asjaoludest teada sai.</text:p>
      <text:p text:style-name="P591"/>
      <text:p text:style-name="P592">10. Vääramatu jõud</text:p>
      <text:p text:style-name="P593"/>
      <text:p text:style-name="P594">10.1. Lepingust tulenevate kohustuste mittetäitmist või mittenõuetekohast täitmist ei loeta Lepingu</text:p>
      <text:p text:style-name="P595">rikkumiseks, kui selle põhjuseks oli vääramatu jõud. Vääramatu jõud on asjaolu, mida võlgnik ei</text:p>
      <text:p text:style-name="P596">saanud mõjutada ja mõistlikkuse põhimõttest lähtudes ei saanud temalt oodata, et ta lepingu</text:p>
      <text:p text:style-name="P597">sõlmimise või lepinguvälise kohustuse tekkimise ajal selle asjaoluga arvestaks või seda väldiks või</text:p>
      <text:p text:style-name="P598">takistava asjaolu või selle tagajärje ületaks. Pool, kelle tegevus lepingujärgsete kohustuste täitmisel</text:p>
      <text:p text:style-name="P599">on takistatud vääramatu jõu asjaolude tõttu, on kohustatud sellest koheselt kirjalikku</text:p>
      <text:p text:style-name="P600">taasesitamist võimaldavas vormis teatama teisele poolele. Pool peab vääramatu jõu asjaolude</text:p>
      <text:p text:style-name="P601">äralangemisel Lepingut täitma asuma.</text:p>
      <text:p text:style-name="P602"/>
      <text:p text:style-name="P603">11. Vaidluste lahendamise kord</text:p>
      <text:p text:style-name="P604"/>
      <text:p text:style-name="P605">11.1. Lepingust tulenevad või sellega seotud vaidlused püüavad Pooled<text:s/>lahendada läbirääkimiste teel. Kui vaidlust ei õnnestu lahendada Poolte läbirääkimiste teel, on Pooltel õigus pöörduda vaidluse lahendamiseks Eesti Vabariigi seadustega ettenähtud korras kostja elu- või asukoha järgsesse kohtusse. Pooled on leppinud kokku,<text:s/>et vaidlus lahendatakse Eesti kohtutes ka juhul, kui kostja asub pärast Lepingu sõlmimist elama välisriiki või kui viib sinna üle oma tegevuskoha või asukoha või kui tema tegevus-, elu- või asukoht ei ole hagi esitamise ajal teada.</text:p>
      <text:p text:style-name="P606"/>
      <text:p text:style-name="P607">12. Lõppsätted</text:p>
      <text:p text:style-name="P608"/>
      <text:p text:style-name="P609">12.1.<text:s/>Koolitusteenuste osutamisel lähtub Autokool oma kehtivatest sisekorra eeskirjadest ja õppekavast ning järgmistest õigusaktidest:</text:p>
      <text:p text:style-name="P610"/>
      <text:p text:style-name="P611">12.1.1. Liiklusseadusest;</text:p>
      <text:p text:style-name="P612"/>
      <text:p text:style-name="P613">12.1.2. Majandus- ja kommunikatsiooniministri 27.06.2011. a määrusest nr 60 “Mootorsõidukijuhi</text:p>
      <text:p text:style-name="P614">ettevalmistamise tingimused ja kord ning mootorsõidukijuhi ettevalmistamise õppekavad“;</text:p>
      <text:p text:style-name="P615"/>
      <text:p text:style-name="P616">12.1.3. Majandus- ja kommunikatsiooniministri 27.06.2011. a määrusest nr 54 “Nõuded</text:p>
      <text:p text:style-name="P617">mootorsõidukijuhi koolitaja õppevahenditele, õppeväljakutele ja õppesõidukitele”;</text:p>
      <text:p text:style-name="P618"/>
      <text:p text:style-name="P619">12.1.4. Majandus- ja kommunikatsiooniministri 27.06.2011. a määrusest nr 58 “Mootorsõidukijuhi</text:p>
      <text:p text:style-name="P620">teadmiste, oskuste ja käitumise liiklusalased kvalifikatsiooninõuded”;</text:p>
      <text:p text:style-name="P621"/>
      <text:p text:style-name="P622">12.1.5. Sotsiaalministri 14.12.2010. a määrusest nr 80 “Mootorsõidukijuhi esmaabikoolituse ja</text:p>
      <text:p text:style-name="P623">teadmiste kontrolli ning õppevahendite ja -kava nõuded”;</text:p>
      <text:p text:style-name="P624"/>
      <text:p text:style-name="P625">12.1.6. ning eelmistes punktides nimetamata jätnud muudest valdkonda reguleerivatest Eesti Vabariigis kehtivatest õigusaktidest</text:p>
      <text:p text:style-name="P626"/>
      <text:soft-page-break/>
      <text:p text:style-name="P627">12.2. Tingimuste osas, mis ei ole käesoleva Lepinguga reguleeritud,<text:s/>juhinduvad Pooled</text:p>
      <text:p text:style-name="P628">võlaõigusseadusest, tsiviilseadustiku üldosa seadusest, muudest Eesti Vabariigi õigusaktidest,</text:p>
      <text:p text:style-name="P629">headest tavadest, hea usu ja mõistlikkuse põhimõttest.</text:p>
      <text:p text:style-name="P630"/>
      <text:p text:style-name="P631">12.3. Autokoolil on õigus ühepoolselt muuta käesoleva lepingu tingimused, teavitades sellest</text:p>
      <text:p text:style-name="P632">koduleheküljel www.alfapro.ee.</text:p>
      <text:p text:style-name="P633"/>
      <text:p text:style-name="P634"/>
      <text:p text:style-name="Standard"><text:span text:style-name="T635">01.Jaanuar 202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description/>
    <dc:subject/>
    <meta:initial-creator>Пользователь Windows</meta:initial-creator>
    <dc:creator>Пользователь Windows</dc:creator>
    <meta:creation-date>2009-04-16T11:32:00Z</meta:creation-date>
    <dc:date>2023-02-23T09:30:00Z</dc:date>
    <meta:template xlink:href="Normal" xlink:type="simple"/>
    <meta:editing-cycles>4</meta:editing-cycles>
    <meta:editing-duration>PT11820S</meta:editing-duration>
    <meta:user-defined meta:name="Info 1"/>
    <meta:user-defined meta:name="Info 2"/>
    <meta:user-defined meta:name="Info 3"/>
    <meta:user-defined meta:name="Info 4"/>
    <meta:document-statistic meta:page-count="15" meta:paragraph-count="80" meta:word-count="5988" meta:character-count="40043" meta:row-count="284" meta:non-whitespace-character-count="34135"/>
  </office:meta>
</office:document-meta>
</file>